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BC00000028D49021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6cm"/>
    </style:style>
    <style:style style:name="co2" style:family="table-column">
      <style:table-column-properties fo:break-before="auto" style:column-width="5.133cm"/>
    </style:style>
    <style:style style:name="co3" style:family="table-column">
      <style:table-column-properties fo:break-before="auto" style:column-width="1.774cm"/>
    </style:style>
    <style:style style:name="co4" style:family="table-column">
      <style:table-column-properties fo:break-before="auto" style:column-width="1.969cm"/>
    </style:style>
    <style:style style:name="co5" style:family="table-column">
      <style:table-column-properties fo:break-before="auto" style:column-width="1.886cm"/>
    </style:style>
    <style:style style:name="co6" style:family="table-column">
      <style:table-column-properties fo:break-before="auto" style:column-width="0.923cm"/>
    </style:style>
    <style:style style:name="co7" style:family="table-column">
      <style:table-column-properties fo:break-before="auto" style:column-width="1.147cm"/>
    </style:style>
    <style:style style:name="co8" style:family="table-column">
      <style:table-column-properties fo:break-before="auto" style:column-width="0.699cm"/>
    </style:style>
    <style:style style:name="co9" style:family="table-column">
      <style:table-column-properties fo:break-before="auto" style:column-width="0.531cm"/>
    </style:style>
    <style:style style:name="co10" style:family="table-column">
      <style:table-column-properties fo:break-before="auto" style:column-width="0.102cm"/>
    </style:style>
    <style:style style:name="co11" style:family="table-column">
      <style:table-column-properties fo:break-before="auto" style:column-width="1.79cm"/>
    </style:style>
    <style:style style:name="co12" style:family="table-column">
      <style:table-column-properties fo:break-before="auto" style:column-width="2.267cm"/>
    </style:style>
    <style:style style:name="ro1" style:family="table-row">
      <style:table-row-properties style:row-height="0.792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2.858cm" fo:break-before="auto" style:use-optimal-row-height="false"/>
    </style:style>
    <style:style style:name="ro5" style:family="table-row">
      <style:table-row-properties style:row-height="0.762cm" fo:break-before="auto" style:use-optimal-row-height="fals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35cm solid #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2"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 style:family="table-cell" style:parent-style-name="Default">
      <style:table-cell-properties style:glyph-orientation-vertical="0" fo:border-bottom="0.035cm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8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8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0"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151">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36">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36">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data-style-name="N8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29"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36">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136">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 style:family="table-cell" style:parent-style-name="Default" style:data-style-name="N8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order-bottom="0.088cm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4" style:family="table-cell" style:parent-style-name="Default" style:data-style-name="N1">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data-style-name="N1">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7" style:family="table-cell" style:parent-style-name="Excel_5f_BuiltIn_5f_Percent">
      <style:table-cell-properties style:glyph-orientation-vertical="0" fo:border-bottom="0.035cm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Excel_5f_BuiltIn_5f_Percent">
      <style:table-cell-properties style:glyph-orientation-vertical="0" fo:border-bottom="0.035cm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0" style:family="table-cell" style:parent-style-name="Default" style:data-style-name="N1">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Default" style:data-style-name="N1">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35cm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Excel_5f_BuiltIn_5f_Percent" style:data-style-name="N1">
      <style:table-cell-properties style:glyph-orientation-vertical="0"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49"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50"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 style:family="table-cell" style:parent-style-name="Default" style:data-style-name="N8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3"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0.035cm solid #c0c0c0" style:direction="ltr" fo:border-right="0.035cm solid #c0c0c0" style:rotation-angle="9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4"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5"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6" style:family="table-cell" style:parent-style-name="Default" style:data-style-name="N8116">
      <style:table-cell-properties fo:background-color="transparent"/>
      <style:text-properties fo:color="#ffffff"/>
    </style:style>
    <style:style style:name="ce57"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cm" style:writing-mode="page"/>
    </style:style>
    <style:style style:name="ce58"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0.035cm solid #c0c0c0" style:rotation-angle="90" style:rotation-align="none" style:shrink-to-fit="false" fo:border-top="none" style:vertical-align="middle"/>
      <style:paragraph-properties fo:text-align="center" fo:margin-left="0cm" style:writing-mode="page"/>
    </style:style>
    <style:style style:name="ce5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fo:border="none #000000"/>
    </style:style>
    <style:style style:name="gr3"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4"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6"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33">
        <office:forms form:automatic-focus="false" form:apply-design-mode="false">
          <form:form form:name="WW-Standard" form:apply-filter="true" form:control-implementation="ooo:com.sun.star.form.component.Form" office:target-frame="" xlink:href="" xlink:type="simple">
            <form:value-range form:name="ScrollBar" form:control-implementation="ooo:com.sun.star.form.component.ScrollBar" xml:id="control1" form:id="control1" form:printable="false" form:value="0" form:linked-cell="GanttChart.K1" form:page-step-size="4" form:delay-for-repeat="PT0.5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10" table:number-columns-repeated="6"/>
          <table:table-cell table:style-name="ce39" table:number-columns-repeated="2"/>
          <table:table-cell table:style-name="ce44" office:value-type="string">
            <office:annotation draw:style-name="gr3" draw:text-style-name="P3" svg:width="13.129cm" svg:height="14.987cm" svg:x="16.151cm" svg:y="0.049cm" draw:caption-point-x="-0.428cm" draw:caption-point-y="-0.039cm">
              <dc:creator>JWW</dc:creator>
              <dc:date>2009-03-02T00:00:00</dc:date>
              <text:p text:style-name="P3"><text:span text:style-name="T1">Limited Use Policy</text:span></text:p>
              <text:p text:style-name="P3"><text:span text:style-name="T2">You may download this template ("Software") free of charge, make archival copies, and customize the Software for </text:span><text:span text:style-name="T3">personal use only</text:span><text:span text:style-name="T2">. This Software or any document including or derived from this Software </text:span><text:span text:style-name="T4">may NOT be sold, distributed, or placed on a public server such as the internet</text:span><text:span text:style-name="T2"> without the express written permission of Vertex42 LLC.</text:span></text:p>
              <text:p text:style-name="P3"><text:span text:style-name="T2"/></text:p>
              <text:p text:style-name="P3"><text:span text:style-name="T3">You may not remove or alter any logo, trademark, copyright, hyperlinks, disclaimers, terms of use, or other proprietary notices</text:span><text:span text:style-name="T2"> within the Software.</text:span></text:p>
              <text:p text:style-name="P3"><text:span text:style-name="T2"/></text:p>
              <text:p text:style-name="P3"><text:span text:style-name="T2">We define </text:span><text:span text:style-name="T3">"Personal use"</text:span><text:span text:style-name="T2"> as </text:span><text:span text:style-name="T4">Non-Commercial</text:span><text:span text:style-name="T2"> use by you, your family, or by your close personal friends, on a computer not owned by a business or commercial entity.</text:span></text:p>
              <text:p text:style-name="P3"><text:span text:style-name="T2"/></text:p>
              <text:p text:style-name="P3"><text:span text:style-name="T2">We define </text:span><text:span text:style-name="T3">"Commercial use"</text:span><text:span text:style-name="T2">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3"><text:span text:style-name="T2"/></text:p>
              <text:p text:style-name="P3"><text:span text:style-name="T1"/></text:p>
              <text:p text:style-name="P3"><text:span text:style-name="T1">No Warranties</text:span></text:p>
              <text:p text:style-name="P3"><text:span text:style-name="T2">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2"/></text:p>
              <text:p text:style-name="P3"><text:span text:style-name="T1">Limitation of Liability</text:span></text:p>
              <text:p text:style-name="P3"><text:span text:style-name="T2">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2"/></text:p>
              <text:p text:style-name="P3"><text:span text:style-name="T2">Somes states do not allow the limitation or exclusion of liability for incidental or consequential damages, so the above limitation may not apply to you.</text:span></text:p>
              <text:p text:style-name="P3"><text:span text:style-name="T2"/></text:p>
              <text:p text:style-name="P3"><text:span text:style-name="T2"/></text:p>
            </office:annotation>
            <text:p>© 2008 Vertex42 LLC</text:p>
          </table:table-cell>
          <table:table-cell table:style-name="ce46" office:value-type="float" office:value="0">
            <text:p>0</text:p>
          </table:table-cell>
          <table:table-cell table:number-columns-repeated="11"/>
          <table:table-cell>
            <draw:frame table:end-cell-address="GanttChart.BQ2" table:end-x="0.043cm" table:end-y="0.003cm" draw:z-index="1" draw:name="vertex42_logo_40px" draw:style-name="gr1" draw:text-style-name="P1" svg:width="4.691cm" svg:height="0.764cm" svg:x="0.04cm" svg:y="0.028cm">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7" office:value-type="string">
            <text:p><text:span text:style-name="T6"><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Pulsar Trigun]</text:p>
          </table:table-cell>
          <table:table-cell table:number-columns-repeated="255"/>
        </table:table-row>
        <table:table-row table:style-name="ro2">
          <table:table-cell table:style-name="Default" office:value-type="string">
            <text:p>[BillyK Studio]</text:p>
          </table:table-cell>
          <table:table-cell table:number-columns-repeated="255"/>
        </table:table-row>
        <table:table-row table:style-name="ro2">
          <table:table-cell table:number-columns-repeated="256"/>
        </table:table-row>
        <table:table-row table:style-name="ro2">
          <table:table-cell/>
          <table:table-cell table:style-name="ce11" office:value-type="string">
            <text:p>Project Lead:</text:p>
          </table:table-cell>
          <table:table-cell table:style-name="ce16" office:value-type="string">
            <text:p>Philippe Luong</text:p>
          </table:table-cell>
          <table:table-cell table:style-name="ce16"/>
          <table:table-cell table:style-name="ce26"/>
          <table:table-cell table:style-name="ce28" table:number-columns-repeated="2"/>
          <table:table-cell table:number-columns-repeated="249"/>
        </table:table-row>
        <table:table-row table:style-name="ro2">
          <table:table-cell/>
          <table:table-cell table:style-name="ce11" office:value-type="string">
            <text:p>Today's Date:</text:p>
          </table:table-cell>
          <table:table-cell table:style-name="ce17" table:formula="of:=TODAY()" office:value-type="date" office:date-value="2020-01-17">
            <text:p>1/17/2020</text:p>
          </table:table-cell>
          <table:table-cell table:style-name="ce22" table:formula="of:=[.C7]" office:value-type="date" office:date-value="2020-01-17">
            <text:p>(Fri)</text:p>
          </table:table-cell>
          <table:table-cell table:style-name="ce27" office:value-type="string">
            <text:p>(vertical red line)</text:p>
          </table:table-cell>
          <table:table-cell table:style-name="ce28" table:number-columns-repeated="2"/>
          <table:table-cell table:number-columns-repeated="34"/>
          <table:table-cell>
            <draw:control table:end-cell-address="GanttChart.ED9" table:end-x="0.031cm" table:end-y="0.03cm" draw:z-index="0" draw:style-name="gr2" draw:text-style-name="P2" svg:width="9.378cm" svg:height="0.518cm" svg:x="0.03cm" svg:y="0.415cm" draw:control="control1"/>
          </table:table-cell>
          <table:table-cell table:number-columns-repeated="214"/>
        </table:table-row>
        <table:table-row table:style-name="ro2">
          <table:table-cell table:style-name="ce4" office:value-type="string">
            <text:p>[42]</text:p>
          </table:table-cell>
          <table:table-cell table:style-name="ce11" office:value-type="string">
            <text:p>Start Date:</text:p>
          </table:table-cell>
          <table:table-cell table:style-name="ce18" office:value-type="date" office:date-value="2020-01-03">
            <text:p>1/3/2020</text:p>
          </table:table-cell>
          <table:table-cell table:style-name="ce22" table:formula="of:=[.C8]" office:value-type="date" office:date-value="2020-01-03">
            <text:p>(Fri)</text:p>
          </table:table-cell>
          <table:table-cell table:style-name="ce28"/>
          <table:table-cell table:style-name="ce32"/>
          <table:table-cell table:style-name="ce28"/>
          <table:table-cell/>
          <table:table-cell table:style-name="ce28"/>
          <table:table-cell table:style-name="ce45" office:value-type="string">
            <text:p>First Day of Week (Sun=1):</text:p>
          </table:table-cell>
          <table:table-cell table:style-name="ce48" office:value-type="float" office:value="2">
            <text:p>2</text:p>
          </table:table-cell>
          <table:table-cell table:style-name="ce52" table:formula="of:=([.C8]-WEEKDAY([.C8];1)+[.K8])+7*[.K1]" office:value-type="date" office:date-value="2019-12-30">
            <text:p>12/30/2019</text:p>
          </table:table-cell>
          <table:table-cell table:style-name="ce56" table:formula="of:=[.L8]+1" office:value-type="date" office:date-value="2019-12-31">
            <text:p>12/31/2019</text:p>
          </table:table-cell>
          <table:table-cell table:style-name="ce56" table:formula="of:=[.M8]+1" office:value-type="date" office:date-value="2020-01-01">
            <text:p>1/1/2020</text:p>
          </table:table-cell>
          <table:table-cell table:style-name="ce56" table:formula="of:=[.N8]+1" office:value-type="date" office:date-value="2020-01-02">
            <text:p>1/2/2020</text:p>
          </table:table-cell>
          <table:table-cell table:style-name="ce56" table:formula="of:=[.O8]+1" office:value-type="date" office:date-value="2020-01-03">
            <text:p>1/3/2020</text:p>
          </table:table-cell>
          <table:table-cell table:style-name="ce56" table:formula="of:=[.P8]+1" office:value-type="date" office:date-value="2020-01-04">
            <text:p>1/4/2020</text:p>
          </table:table-cell>
          <table:table-cell table:style-name="ce56" table:formula="of:=[.Q8]+1" office:value-type="date" office:date-value="2020-01-05">
            <text:p>1/5/2020</text:p>
          </table:table-cell>
          <table:table-cell table:style-name="ce56" table:formula="of:=[.R8]+1" office:value-type="date" office:date-value="2020-01-06">
            <text:p>1/6/2020</text:p>
          </table:table-cell>
          <table:table-cell table:style-name="ce56" table:formula="of:=[.S8]+1" office:value-type="date" office:date-value="2020-01-07">
            <text:p>1/7/2020</text:p>
          </table:table-cell>
          <table:table-cell table:style-name="ce56" table:formula="of:=[.T8]+1" office:value-type="date" office:date-value="2020-01-08">
            <text:p>1/8/2020</text:p>
          </table:table-cell>
          <table:table-cell table:style-name="ce56" table:formula="of:=[.U8]+1" office:value-type="date" office:date-value="2020-01-09">
            <text:p>1/9/2020</text:p>
          </table:table-cell>
          <table:table-cell table:style-name="ce56" table:formula="of:=[.V8]+1" office:value-type="date" office:date-value="2020-01-10">
            <text:p>1/10/2020</text:p>
          </table:table-cell>
          <table:table-cell table:style-name="ce56" table:formula="of:=[.W8]+1" office:value-type="date" office:date-value="2020-01-11">
            <text:p>1/11/2020</text:p>
          </table:table-cell>
          <table:table-cell table:style-name="ce56" table:formula="of:=[.X8]+1" office:value-type="date" office:date-value="2020-01-12">
            <text:p>1/12/2020</text:p>
          </table:table-cell>
          <table:table-cell table:style-name="ce56" table:formula="of:=[.Y8]+1" office:value-type="date" office:date-value="2020-01-13">
            <text:p>1/13/2020</text:p>
          </table:table-cell>
          <table:table-cell table:style-name="ce56" table:formula="of:=[.Z8]+1" office:value-type="date" office:date-value="2020-01-14">
            <text:p>1/14/2020</text:p>
          </table:table-cell>
          <table:table-cell table:style-name="ce56" table:formula="of:=[.AA8]+1" office:value-type="date" office:date-value="2020-01-15">
            <text:p>1/15/2020</text:p>
          </table:table-cell>
          <table:table-cell table:style-name="ce56" table:formula="of:=[.AB8]+1" office:value-type="date" office:date-value="2020-01-16">
            <text:p>1/16/2020</text:p>
          </table:table-cell>
          <table:table-cell table:style-name="ce56" table:formula="of:=[.AC8]+1" office:value-type="date" office:date-value="2020-01-17">
            <text:p>1/17/2020</text:p>
          </table:table-cell>
          <table:table-cell table:style-name="ce56" table:formula="of:=[.AD8]+1" office:value-type="date" office:date-value="2020-01-18">
            <text:p>1/18/2020</text:p>
          </table:table-cell>
          <table:table-cell table:style-name="ce56" table:formula="of:=[.AE8]+1" office:value-type="date" office:date-value="2020-01-19">
            <text:p>1/19/2020</text:p>
          </table:table-cell>
          <table:table-cell table:style-name="ce56" table:formula="of:=[.AF8]+1" office:value-type="date" office:date-value="2020-01-20">
            <text:p>1/20/2020</text:p>
          </table:table-cell>
          <table:table-cell table:style-name="ce56" table:formula="of:=[.AG8]+1" office:value-type="date" office:date-value="2020-01-21">
            <text:p>1/21/2020</text:p>
          </table:table-cell>
          <table:table-cell table:style-name="ce56" table:formula="of:=[.AH8]+1" office:value-type="date" office:date-value="2020-01-22">
            <text:p>1/22/2020</text:p>
          </table:table-cell>
          <table:table-cell table:style-name="ce56" table:formula="of:=[.AI8]+1" office:value-type="date" office:date-value="2020-01-23">
            <text:p>1/23/2020</text:p>
          </table:table-cell>
          <table:table-cell table:style-name="ce56" table:formula="of:=[.AJ8]+1" office:value-type="date" office:date-value="2020-01-24">
            <text:p>1/24/2020</text:p>
          </table:table-cell>
          <table:table-cell table:style-name="ce56" table:formula="of:=[.AK8]+1" office:value-type="date" office:date-value="2020-01-25">
            <text:p>1/25/2020</text:p>
          </table:table-cell>
          <table:table-cell table:style-name="ce56" table:formula="of:=[.AL8]+1" office:value-type="date" office:date-value="2020-01-26">
            <text:p>1/26/2020</text:p>
          </table:table-cell>
          <table:table-cell table:style-name="ce56" table:formula="of:=[.AM8]+1" office:value-type="date" office:date-value="2020-01-27">
            <text:p>1/27/2020</text:p>
          </table:table-cell>
          <table:table-cell table:style-name="ce56" table:formula="of:=[.AN8]+1" office:value-type="date" office:date-value="2020-01-28">
            <text:p>1/28/2020</text:p>
          </table:table-cell>
          <table:table-cell table:style-name="ce56" table:formula="of:=[.AO8]+1" office:value-type="date" office:date-value="2020-01-29">
            <text:p>1/29/2020</text:p>
          </table:table-cell>
          <table:table-cell table:style-name="ce56" table:formula="of:=[.AP8]+1" office:value-type="date" office:date-value="2020-01-30">
            <text:p>1/30/2020</text:p>
          </table:table-cell>
          <table:table-cell table:style-name="ce56" table:formula="of:=[.AQ8]+1" office:value-type="date" office:date-value="2020-01-31">
            <text:p>1/31/2020</text:p>
          </table:table-cell>
          <table:table-cell table:style-name="ce56" table:formula="of:=[.AR8]+1" office:value-type="date" office:date-value="2020-02-01">
            <text:p>2/1/2020</text:p>
          </table:table-cell>
          <table:table-cell table:style-name="ce56" table:formula="of:=[.AS8]+1" office:value-type="date" office:date-value="2020-02-02">
            <text:p>2/2/2020</text:p>
          </table:table-cell>
          <table:table-cell table:style-name="ce56" table:formula="of:=[.AT8]+1" office:value-type="date" office:date-value="2020-02-03">
            <text:p>2/3/2020</text:p>
          </table:table-cell>
          <table:table-cell table:style-name="ce56" table:formula="of:=[.AU8]+1" office:value-type="date" office:date-value="2020-02-04">
            <text:p>2/4/2020</text:p>
          </table:table-cell>
          <table:table-cell table:style-name="ce56" table:formula="of:=[.AV8]+1" office:value-type="date" office:date-value="2020-02-05">
            <text:p>2/5/2020</text:p>
          </table:table-cell>
          <table:table-cell table:style-name="ce56" table:formula="of:=[.AW8]+1" office:value-type="date" office:date-value="2020-02-06">
            <text:p>2/6/2020</text:p>
          </table:table-cell>
          <table:table-cell table:style-name="ce56" table:formula="of:=[.AX8]+1" office:value-type="date" office:date-value="2020-02-07">
            <text:p>2/7/2020</text:p>
          </table:table-cell>
          <table:table-cell table:style-name="ce56" table:formula="of:=[.AY8]+1" office:value-type="date" office:date-value="2020-02-08">
            <text:p>2/8/2020</text:p>
          </table:table-cell>
          <table:table-cell table:style-name="ce56" table:formula="of:=[.AZ8]+1" office:value-type="date" office:date-value="2020-02-09">
            <text:p>2/9/2020</text:p>
          </table:table-cell>
          <table:table-cell table:style-name="ce56" table:formula="of:=[.BA8]+1" office:value-type="date" office:date-value="2020-02-10">
            <text:p>2/10/2020</text:p>
          </table:table-cell>
          <table:table-cell table:style-name="ce56" table:formula="of:=[.BB8]+1" office:value-type="date" office:date-value="2020-02-11">
            <text:p>2/11/2020</text:p>
          </table:table-cell>
          <table:table-cell table:style-name="ce56" table:formula="of:=[.BC8]+1" office:value-type="date" office:date-value="2020-02-12">
            <text:p>2/12/2020</text:p>
          </table:table-cell>
          <table:table-cell table:style-name="ce56" table:formula="of:=[.BD8]+1" office:value-type="date" office:date-value="2020-02-13">
            <text:p>2/13/2020</text:p>
          </table:table-cell>
          <table:table-cell table:style-name="ce56" table:formula="of:=[.BE8]+1" office:value-type="date" office:date-value="2020-02-14">
            <text:p>2/14/2020</text:p>
          </table:table-cell>
          <table:table-cell table:style-name="ce56" table:formula="of:=[.BF8]+1" office:value-type="date" office:date-value="2020-02-15">
            <text:p>2/15/2020</text:p>
          </table:table-cell>
          <table:table-cell table:style-name="ce56" table:formula="of:=[.BG8]+1" office:value-type="date" office:date-value="2020-02-16">
            <text:p>2/16/2020</text:p>
          </table:table-cell>
          <table:table-cell table:style-name="ce56" table:formula="of:=[.BH8]+1" office:value-type="date" office:date-value="2020-02-17">
            <text:p>2/17/2020</text:p>
          </table:table-cell>
          <table:table-cell table:style-name="ce56" table:formula="of:=[.BI8]+1" office:value-type="date" office:date-value="2020-02-18">
            <text:p>2/18/2020</text:p>
          </table:table-cell>
          <table:table-cell table:style-name="ce56" table:formula="of:=[.BJ8]+1" office:value-type="date" office:date-value="2020-02-19">
            <text:p>2/19/2020</text:p>
          </table:table-cell>
          <table:table-cell table:style-name="ce56" table:formula="of:=[.BK8]+1" office:value-type="date" office:date-value="2020-02-20">
            <text:p>2/20/2020</text:p>
          </table:table-cell>
          <table:table-cell table:style-name="ce56" table:formula="of:=[.BL8]+1" office:value-type="date" office:date-value="2020-02-21">
            <text:p>2/21/2020</text:p>
          </table:table-cell>
          <table:table-cell table:style-name="ce56" table:formula="of:=[.BM8]+1" office:value-type="date" office:date-value="2020-02-22">
            <text:p>2/22/2020</text:p>
          </table:table-cell>
          <table:table-cell table:style-name="ce56" table:formula="of:=[.BN8]+1" office:value-type="date" office:date-value="2020-02-23">
            <text:p>2/23/2020</text:p>
          </table:table-cell>
          <table:table-cell table:style-name="ce56" table:formula="of:=[.BO8]+1" office:value-type="date" office:date-value="2020-02-24">
            <text:p>2/24/2020</text:p>
          </table:table-cell>
          <table:table-cell table:style-name="ce56" table:formula="of:=[.BP8]+1" office:value-type="date" office:date-value="2020-02-25">
            <text:p>2/25/2020</text:p>
          </table:table-cell>
          <table:table-cell table:style-name="ce56" table:formula="of:=[.BQ8]+1" office:value-type="date" office:date-value="2020-02-26">
            <text:p>2/26/2020</text:p>
          </table:table-cell>
          <table:table-cell table:style-name="ce56" table:formula="of:=[.BR8]+1" office:value-type="date" office:date-value="2020-02-27">
            <text:p>2/27/2020</text:p>
          </table:table-cell>
          <table:table-cell table:style-name="ce56" table:formula="of:=[.BS8]+1" office:value-type="date" office:date-value="2020-02-28">
            <text:p>2/28/2020</text:p>
          </table:table-cell>
          <table:table-cell table:style-name="ce56" table:formula="of:=[.BT8]+1" office:value-type="date" office:date-value="2020-02-29">
            <text:p>2/29/2020</text:p>
          </table:table-cell>
          <table:table-cell table:style-name="ce56" table:formula="of:=[.BU8]+1" office:value-type="date" office:date-value="2020-03-01">
            <text:p>3/1/2020</text:p>
          </table:table-cell>
          <table:table-cell table:style-name="ce56" table:formula="of:=[.BV8]+1" office:value-type="date" office:date-value="2020-03-02">
            <text:p>3/2/2020</text:p>
          </table:table-cell>
          <table:table-cell table:style-name="ce56" table:formula="of:=[.BW8]+1" office:value-type="date" office:date-value="2020-03-03">
            <text:p>3/3/2020</text:p>
          </table:table-cell>
          <table:table-cell table:style-name="ce56" table:formula="of:=[.BX8]+1" office:value-type="date" office:date-value="2020-03-04">
            <text:p>3/4/2020</text:p>
          </table:table-cell>
          <table:table-cell table:style-name="ce56" table:formula="of:=[.BY8]+1" office:value-type="date" office:date-value="2020-03-05">
            <text:p>3/5/2020</text:p>
          </table:table-cell>
          <table:table-cell table:style-name="ce56" table:formula="of:=[.BZ8]+1" office:value-type="date" office:date-value="2020-03-06">
            <text:p>3/6/2020</text:p>
          </table:table-cell>
          <table:table-cell table:style-name="ce56" table:formula="of:=[.CA8]+1" office:value-type="date" office:date-value="2020-03-07">
            <text:p>3/7/2020</text:p>
          </table:table-cell>
          <table:table-cell table:style-name="ce56" table:formula="of:=[.CB8]+1" office:value-type="date" office:date-value="2020-03-08">
            <text:p>3/8/2020</text:p>
          </table:table-cell>
          <table:table-cell table:style-name="ce56" table:formula="of:=[.CC8]+1" office:value-type="date" office:date-value="2020-03-09">
            <text:p>3/9/2020</text:p>
          </table:table-cell>
          <table:table-cell table:style-name="ce56" table:formula="of:=[.CD8]+1" office:value-type="date" office:date-value="2020-03-10">
            <text:p>3/10/2020</text:p>
          </table:table-cell>
          <table:table-cell table:style-name="ce56" table:formula="of:=[.CE8]+1" office:value-type="date" office:date-value="2020-03-11">
            <text:p>3/11/2020</text:p>
          </table:table-cell>
          <table:table-cell table:style-name="ce56" table:formula="of:=[.CF8]+1" office:value-type="date" office:date-value="2020-03-12">
            <text:p>3/12/2020</text:p>
          </table:table-cell>
          <table:table-cell table:style-name="ce56" table:formula="of:=[.CG8]+1" office:value-type="date" office:date-value="2020-03-13">
            <text:p>3/13/2020</text:p>
          </table:table-cell>
          <table:table-cell table:style-name="ce56" table:formula="of:=[.CH8]+1" office:value-type="date" office:date-value="2020-03-14">
            <text:p>3/14/2020</text:p>
          </table:table-cell>
          <table:table-cell table:style-name="ce56" table:formula="of:=[.CI8]+1" office:value-type="date" office:date-value="2020-03-15">
            <text:p>3/15/2020</text:p>
          </table:table-cell>
          <table:table-cell table:style-name="ce56" table:formula="of:=[.CJ8]+1" office:value-type="date" office:date-value="2020-03-16">
            <text:p>3/16/2020</text:p>
          </table:table-cell>
          <table:table-cell table:style-name="ce56" table:formula="of:=[.CK8]+1" office:value-type="date" office:date-value="2020-03-17">
            <text:p>3/17/2020</text:p>
          </table:table-cell>
          <table:table-cell table:style-name="ce56" table:formula="of:=[.CL8]+1" office:value-type="date" office:date-value="2020-03-18">
            <text:p>3/18/2020</text:p>
          </table:table-cell>
          <table:table-cell table:style-name="ce56" table:formula="of:=[.CM8]+1" office:value-type="date" office:date-value="2020-03-19">
            <text:p>3/19/2020</text:p>
          </table:table-cell>
          <table:table-cell table:style-name="ce56" table:formula="of:=[.CN8]+1" office:value-type="date" office:date-value="2020-03-20">
            <text:p>3/20/2020</text:p>
          </table:table-cell>
          <table:table-cell table:style-name="ce56" table:formula="of:=[.CO8]+1" office:value-type="date" office:date-value="2020-03-21">
            <text:p>3/21/2020</text:p>
          </table:table-cell>
          <table:table-cell table:style-name="ce56" table:formula="of:=[.CP8]+1" office:value-type="date" office:date-value="2020-03-22">
            <text:p>3/22/2020</text:p>
          </table:table-cell>
          <table:table-cell table:style-name="ce56" table:formula="of:=[.CQ8]+1" office:value-type="date" office:date-value="2020-03-23">
            <text:p>3/23/2020</text:p>
          </table:table-cell>
          <table:table-cell table:style-name="ce56" table:formula="of:=[.CR8]+1" office:value-type="date" office:date-value="2020-03-24">
            <text:p>3/24/2020</text:p>
          </table:table-cell>
          <table:table-cell table:style-name="ce56" table:formula="of:=[.CS8]+1" office:value-type="date" office:date-value="2020-03-25">
            <text:p>3/25/2020</text:p>
          </table:table-cell>
          <table:table-cell table:style-name="ce56" table:formula="of:=[.CT8]+1" office:value-type="date" office:date-value="2020-03-26">
            <text:p>3/26/2020</text:p>
          </table:table-cell>
          <table:table-cell table:style-name="ce56" table:formula="of:=[.CU8]+1" office:value-type="date" office:date-value="2020-03-27">
            <text:p>3/27/2020</text:p>
          </table:table-cell>
          <table:table-cell table:style-name="ce56" table:formula="of:=[.CV8]+1" office:value-type="date" office:date-value="2020-03-28">
            <text:p>3/28/2020</text:p>
          </table:table-cell>
          <table:table-cell table:style-name="ce56" table:formula="of:=[.CW8]+1" office:value-type="date" office:date-value="2020-03-29">
            <text:p>3/29/2020</text:p>
          </table:table-cell>
          <table:table-cell table:style-name="ce56" table:formula="of:=[.CX8]+1" office:value-type="date" office:date-value="2020-03-30">
            <text:p>3/30/2020</text:p>
          </table:table-cell>
          <table:table-cell table:style-name="ce56" table:formula="of:=[.CY8]+1" office:value-type="date" office:date-value="2020-03-31">
            <text:p>3/31/2020</text:p>
          </table:table-cell>
          <table:table-cell table:style-name="ce56" table:formula="of:=[.CZ8]+1" office:value-type="date" office:date-value="2020-04-01">
            <text:p>4/1/2020</text:p>
          </table:table-cell>
          <table:table-cell table:style-name="ce56" table:formula="of:=[.DA8]+1" office:value-type="date" office:date-value="2020-04-02">
            <text:p>4/2/2020</text:p>
          </table:table-cell>
          <table:table-cell table:style-name="ce56" table:formula="of:=[.DB8]+1" office:value-type="date" office:date-value="2020-04-03">
            <text:p>4/3/2020</text:p>
          </table:table-cell>
          <table:table-cell table:style-name="ce56" table:formula="of:=[.DC8]+1" office:value-type="date" office:date-value="2020-04-04">
            <text:p>4/4/2020</text:p>
          </table:table-cell>
          <table:table-cell table:style-name="ce56" table:formula="of:=[.DD8]+1" office:value-type="date" office:date-value="2020-04-05">
            <text:p>4/5/2020</text:p>
          </table:table-cell>
          <table:table-cell table:style-name="ce56" table:formula="of:=[.DE8]+1" office:value-type="date" office:date-value="2020-04-06">
            <text:p>4/6/2020</text:p>
          </table:table-cell>
          <table:table-cell table:style-name="ce56" table:formula="of:=[.DF8]+1" office:value-type="date" office:date-value="2020-04-07">
            <text:p>4/7/2020</text:p>
          </table:table-cell>
          <table:table-cell table:style-name="ce56" table:formula="of:=[.DG8]+1" office:value-type="date" office:date-value="2020-04-08">
            <text:p>4/8/2020</text:p>
          </table:table-cell>
          <table:table-cell table:style-name="ce56" table:formula="of:=[.DH8]+1" office:value-type="date" office:date-value="2020-04-09">
            <text:p>4/9/2020</text:p>
          </table:table-cell>
          <table:table-cell table:style-name="ce56" table:formula="of:=[.DI8]+1" office:value-type="date" office:date-value="2020-04-10">
            <text:p>4/10/2020</text:p>
          </table:table-cell>
          <table:table-cell table:style-name="ce56" table:formula="of:=[.DJ8]+1" office:value-type="date" office:date-value="2020-04-11">
            <text:p>4/11/2020</text:p>
          </table:table-cell>
          <table:table-cell table:style-name="ce56" table:formula="of:=[.DK8]+1" office:value-type="date" office:date-value="2020-04-12">
            <text:p>4/12/2020</text:p>
          </table:table-cell>
          <table:table-cell table:style-name="ce56" table:formula="of:=[.DL8]+1" office:value-type="date" office:date-value="2020-04-13">
            <text:p>4/13/2020</text:p>
          </table:table-cell>
          <table:table-cell table:style-name="ce56" table:formula="of:=[.DM8]+1" office:value-type="date" office:date-value="2020-04-14">
            <text:p>4/14/2020</text:p>
          </table:table-cell>
          <table:table-cell table:style-name="ce56" table:formula="of:=[.DN8]+1" office:value-type="date" office:date-value="2020-04-15">
            <text:p>4/15/2020</text:p>
          </table:table-cell>
          <table:table-cell table:style-name="ce56" table:formula="of:=[.DO8]+1" office:value-type="date" office:date-value="2020-04-16">
            <text:p>4/16/2020</text:p>
          </table:table-cell>
          <table:table-cell table:style-name="ce56" table:formula="of:=[.DP8]+1" office:value-type="date" office:date-value="2020-04-17">
            <text:p>4/17/2020</text:p>
          </table:table-cell>
          <table:table-cell table:style-name="ce56" table:formula="of:=[.DQ8]+1" office:value-type="date" office:date-value="2020-04-18">
            <text:p>4/18/2020</text:p>
          </table:table-cell>
          <table:table-cell table:style-name="ce56" table:formula="of:=[.DR8]+1" office:value-type="date" office:date-value="2020-04-19">
            <text:p>4/19/2020</text:p>
          </table:table-cell>
          <table:table-cell table:style-name="ce56" table:formula="of:=[.DS8]+1" office:value-type="date" office:date-value="2020-04-20">
            <text:p>4/20/2020</text:p>
          </table:table-cell>
          <table:table-cell table:style-name="ce56" table:formula="of:=[.DT8]+1" office:value-type="date" office:date-value="2020-04-21">
            <text:p>4/21/2020</text:p>
          </table:table-cell>
          <table:table-cell table:style-name="ce56" table:formula="of:=[.DU8]+1" office:value-type="date" office:date-value="2020-04-22">
            <text:p>4/22/2020</text:p>
          </table:table-cell>
          <table:table-cell table:style-name="ce56" table:formula="of:=[.DV8]+1" office:value-type="date" office:date-value="2020-04-23">
            <text:p>4/23/2020</text:p>
          </table:table-cell>
          <table:table-cell table:style-name="ce56" table:formula="of:=[.DW8]+1" office:value-type="date" office:date-value="2020-04-24">
            <text:p>4/24/2020</text:p>
          </table:table-cell>
          <table:table-cell table:style-name="ce56" table:formula="of:=[.DX8]+1" office:value-type="date" office:date-value="2020-04-25">
            <text:p>4/25/2020</text:p>
          </table:table-cell>
          <table:table-cell table:style-name="ce56" table:formula="of:=[.DY8]+1" office:value-type="date" office:date-value="2020-04-26">
            <text:p>4/26/2020</text:p>
          </table:table-cell>
          <table:table-cell table:style-name="ce56" table:formula="of:=[.DZ8]+1" office:value-type="date" office:date-value="2020-04-27">
            <text:p>4/27/2020</text:p>
          </table:table-cell>
          <table:table-cell table:style-name="ce56" table:formula="of:=[.EA8]+1" office:value-type="date" office:date-value="2020-04-28">
            <text:p>4/28/2020</text:p>
          </table:table-cell>
          <table:table-cell table:style-name="ce56" table:formula="of:=[.EB8]+1" office:value-type="date" office:date-value="2020-04-29">
            <text:p>4/29/2020</text:p>
          </table:table-cell>
          <table:table-cell table:style-name="ce56" table:formula="of:=[.EC8]+1" office:value-type="date" office:date-value="2020-04-30">
            <text:p>4/30/2020</text:p>
          </table:table-cell>
          <table:table-cell table:style-name="ce56" table:formula="of:=[.ED8]+1" office:value-type="date" office:date-value="2020-05-01">
            <text:p>5/1/2020</text:p>
          </table:table-cell>
          <table:table-cell table:style-name="ce56" table:formula="of:=[.EE8]+1" office:value-type="date" office:date-value="2020-05-02">
            <text:p>5/2/2020</text:p>
          </table:table-cell>
          <table:table-cell table:style-name="ce56" table:formula="of:=[.EF8]+1" office:value-type="date" office:date-value="2020-05-03">
            <text:p>5/3/2020</text:p>
          </table:table-cell>
          <table:table-cell table:style-name="ce56" table:formula="of:=[.EG8]+1" office:value-type="date" office:date-value="2020-05-04">
            <text:p>5/4/2020</text:p>
          </table:table-cell>
          <table:table-cell table:style-name="ce56" table:formula="of:=[.EH8]+1" office:value-type="date" office:date-value="2020-05-05">
            <text:p>5/5/2020</text:p>
          </table:table-cell>
          <table:table-cell table:style-name="ce56" table:formula="of:=[.EI8]+1" office:value-type="date" office:date-value="2020-05-06">
            <text:p>5/6/2020</text:p>
          </table:table-cell>
          <table:table-cell table:style-name="ce56" table:formula="of:=[.EJ8]+1" office:value-type="date" office:date-value="2020-05-07">
            <text:p>5/7/2020</text:p>
          </table:table-cell>
          <table:table-cell table:style-name="ce56" table:formula="of:=[.EK8]+1" office:value-type="date" office:date-value="2020-05-08">
            <text:p>5/8/2020</text:p>
          </table:table-cell>
          <table:table-cell table:style-name="ce56" table:formula="of:=[.EL8]+1" office:value-type="date" office:date-value="2020-05-09">
            <text:p>5/9/2020</text:p>
          </table:table-cell>
          <table:table-cell table:style-name="ce56" table:formula="of:=[.EM8]+1" office:value-type="date" office:date-value="2020-05-10">
            <text:p>5/10/2020</text:p>
          </table:table-cell>
          <table:table-cell table:style-name="ce56" table:formula="of:=[.EN8]+1" office:value-type="date" office:date-value="2020-05-11">
            <text:p>5/11/2020</text:p>
          </table:table-cell>
          <table:table-cell table:style-name="ce56" table:formula="of:=[.EO8]+1" office:value-type="date" office:date-value="2020-05-12">
            <text:p>5/12/2020</text:p>
          </table:table-cell>
          <table:table-cell table:style-name="ce56" table:formula="of:=[.EP8]+1" office:value-type="date" office:date-value="2020-05-13">
            <text:p>5/13/2020</text:p>
          </table:table-cell>
          <table:table-cell table:style-name="ce56" table:formula="of:=[.EQ8]+1" office:value-type="date" office:date-value="2020-05-14">
            <text:p>5/14/2020</text:p>
          </table:table-cell>
          <table:table-cell table:style-name="ce56" table:formula="of:=[.ER8]+1" office:value-type="date" office:date-value="2020-05-15">
            <text:p>5/15/2020</text:p>
          </table:table-cell>
          <table:table-cell table:style-name="ce56" table:formula="of:=[.ES8]+1" office:value-type="date" office:date-value="2020-05-16">
            <text:p>5/16/2020</text:p>
          </table:table-cell>
          <table:table-cell table:style-name="ce56" table:formula="of:=[.ET8]+1" office:value-type="date" office:date-value="2020-05-17">
            <text:p>5/17/2020</text:p>
          </table:table-cell>
          <table:table-cell table:style-name="ce56" table:formula="of:=[.EU8]+1" office:value-type="date" office:date-value="2020-05-18">
            <text:p>5/18/2020</text:p>
          </table:table-cell>
          <table:table-cell table:style-name="ce56" table:formula="of:=[.EV8]+1" office:value-type="date" office:date-value="2020-05-19">
            <text:p>5/19/2020</text:p>
          </table:table-cell>
          <table:table-cell table:style-name="ce56" table:formula="of:=[.EW8]+1" office:value-type="date" office:date-value="2020-05-20">
            <text:p>5/20/2020</text:p>
          </table:table-cell>
          <table:table-cell table:style-name="ce56" table:formula="of:=[.EX8]+1" office:value-type="date" office:date-value="2020-05-21">
            <text:p>5/21/2020</text:p>
          </table:table-cell>
          <table:table-cell table:style-name="ce56" table:formula="of:=[.EY8]+1" office:value-type="date" office:date-value="2020-05-22">
            <text:p>5/22/2020</text:p>
          </table:table-cell>
          <table:table-cell table:style-name="ce56" table:formula="of:=[.EZ8]+1" office:value-type="date" office:date-value="2020-05-23">
            <text:p>5/23/2020</text:p>
          </table:table-cell>
          <table:table-cell table:style-name="ce56" table:formula="of:=[.FA8]+1" office:value-type="date" office:date-value="2020-05-24">
            <text:p>5/24/2020</text:p>
          </table:table-cell>
          <table:table-cell table:style-name="ce56" table:formula="of:=[.FB8]+1" office:value-type="date" office:date-value="2020-05-25">
            <text:p>5/25/2020</text:p>
          </table:table-cell>
          <table:table-cell table:style-name="ce56" table:formula="of:=[.FC8]+1" office:value-type="date" office:date-value="2020-05-26">
            <text:p>5/26/2020</text:p>
          </table:table-cell>
          <table:table-cell table:style-name="ce56" table:formula="of:=[.FD8]+1" office:value-type="date" office:date-value="2020-05-27">
            <text:p>5/27/2020</text:p>
          </table:table-cell>
          <table:table-cell table:style-name="ce56" table:formula="of:=[.FE8]+1" office:value-type="date" office:date-value="2020-05-28">
            <text:p>5/28/2020</text:p>
          </table:table-cell>
          <table:table-cell table:style-name="ce56" table:formula="of:=[.FF8]+1" office:value-type="date" office:date-value="2020-05-29">
            <text:p>5/29/2020</text:p>
          </table:table-cell>
          <table:table-cell table:style-name="ce56" table:formula="of:=[.FG8]+1" office:value-type="date" office:date-value="2020-05-30">
            <text:p>5/30/2020</text:p>
          </table:table-cell>
          <table:table-cell table:style-name="ce56" table:formula="of:=[.FH8]+1" office:value-type="date" office:date-value="2020-05-31">
            <text:p>5/31/2020</text:p>
          </table:table-cell>
          <table:table-cell table:style-name="ce56" table:formula="of:=[.FI8]+1" office:value-type="date" office:date-value="2020-06-01">
            <text:p>6/1/2020</text:p>
          </table:table-cell>
          <table:table-cell table:style-name="ce56" table:formula="of:=[.FJ8]+1" office:value-type="date" office:date-value="2020-06-02">
            <text:p>6/2/2020</text:p>
          </table:table-cell>
          <table:table-cell table:style-name="ce56" table:formula="of:=[.FK8]+1" office:value-type="date" office:date-value="2020-06-03">
            <text:p>6/3/2020</text:p>
          </table:table-cell>
          <table:table-cell table:style-name="ce56" table:formula="of:=[.FL8]+1" office:value-type="date" office:date-value="2020-06-04">
            <text:p>6/4/2020</text:p>
          </table:table-cell>
          <table:table-cell table:style-name="ce56" table:formula="of:=[.FM8]+1" office:value-type="date" office:date-value="2020-06-05">
            <text:p>6/5/2020</text:p>
          </table:table-cell>
          <table:table-cell table:style-name="ce56" table:formula="of:=[.FN8]+1" office:value-type="date" office:date-value="2020-06-06">
            <text:p>6/6/2020</text:p>
          </table:table-cell>
          <table:table-cell table:style-name="ce56" table:formula="of:=[.FO8]+1" office:value-type="date" office:date-value="2020-06-07">
            <text:p>6/7/2020</text:p>
          </table:table-cell>
          <table:table-cell table:style-name="ce56" table:formula="of:=[.FP8]+1" office:value-type="date" office:date-value="2020-06-08">
            <text:p>6/8/2020</text:p>
          </table:table-cell>
          <table:table-cell table:style-name="ce56" table:formula="of:=[.FQ8]+1" office:value-type="date" office:date-value="2020-06-09">
            <text:p>6/9/2020</text:p>
          </table:table-cell>
          <table:table-cell table:style-name="ce56" table:formula="of:=[.FR8]+1" office:value-type="date" office:date-value="2020-06-10">
            <text:p>6/10/2020</text:p>
          </table:table-cell>
          <table:table-cell table:style-name="ce56" table:formula="of:=[.FS8]+1" office:value-type="date" office:date-value="2020-06-11">
            <text:p>6/11/2020</text:p>
          </table:table-cell>
          <table:table-cell table:style-name="ce56" table:formula="of:=[.FT8]+1" office:value-type="date" office:date-value="2020-06-12">
            <text:p>6/12/2020</text:p>
          </table:table-cell>
          <table:table-cell table:style-name="ce56" table:formula="of:=[.FU8]+1" office:value-type="date" office:date-value="2020-06-13">
            <text:p>6/13/2020</text:p>
          </table:table-cell>
          <table:table-cell table:style-name="ce56" table:formula="of:=[.FV8]+1" office:value-type="date" office:date-value="2020-06-14">
            <text:p>6/14/2020</text:p>
          </table:table-cell>
          <table:table-cell table:style-name="ce56" table:formula="of:=[.FW8]+1" office:value-type="date" office:date-value="2020-06-15">
            <text:p>6/15/2020</text:p>
          </table:table-cell>
          <table:table-cell table:style-name="ce56" table:formula="of:=[.FX8]+1" office:value-type="date" office:date-value="2020-06-16">
            <text:p>6/16/2020</text:p>
          </table:table-cell>
          <table:table-cell table:style-name="ce56" table:formula="of:=[.FY8]+1" office:value-type="date" office:date-value="2020-06-17">
            <text:p>6/17/2020</text:p>
          </table:table-cell>
          <table:table-cell table:style-name="ce56" table:formula="of:=[.FZ8]+1" office:value-type="date" office:date-value="2020-06-18">
            <text:p>6/18/2020</text:p>
          </table:table-cell>
          <table:table-cell table:style-name="ce56" table:formula="of:=[.GA8]+1" office:value-type="date" office:date-value="2020-06-19">
            <text:p>6/19/2020</text:p>
          </table:table-cell>
          <table:table-cell table:style-name="ce56" table:formula="of:=[.GB8]+1" office:value-type="date" office:date-value="2020-06-20">
            <text:p>6/20/2020</text:p>
          </table:table-cell>
          <table:table-cell table:style-name="ce56" table:formula="of:=[.GC8]+1" office:value-type="date" office:date-value="2020-06-21">
            <text:p>6/21/2020</text:p>
          </table:table-cell>
          <table:table-cell table:style-name="ce56" table:formula="of:=[.GD8]+1" office:value-type="date" office:date-value="2020-06-22">
            <text:p>6/22/2020</text:p>
          </table:table-cell>
          <table:table-cell table:style-name="ce56" table:formula="of:=[.GE8]+1" office:value-type="date" office:date-value="2020-06-23">
            <text:p>6/23/2020</text:p>
          </table:table-cell>
          <table:table-cell table:style-name="ce56" table:formula="of:=[.GF8]+1" office:value-type="date" office:date-value="2020-06-24">
            <text:p>6/24/2020</text:p>
          </table:table-cell>
          <table:table-cell table:style-name="ce56" table:formula="of:=[.GG8]+1" office:value-type="date" office:date-value="2020-06-25">
            <text:p>6/25/2020</text:p>
          </table:table-cell>
          <table:table-cell table:style-name="ce56" table:formula="of:=[.GH8]+1" office:value-type="date" office:date-value="2020-06-26">
            <text:p>6/26/2020</text:p>
          </table:table-cell>
          <table:table-cell table:style-name="ce56" table:formula="of:=[.GI8]+1" office:value-type="date" office:date-value="2020-06-27">
            <text:p>6/27/2020</text:p>
          </table:table-cell>
          <table:table-cell table:style-name="ce56" table:formula="of:=[.GJ8]+1" office:value-type="date" office:date-value="2020-06-28">
            <text:p>6/28/2020</text:p>
          </table:table-cell>
          <table:table-cell table:style-name="ce56" table:formula="of:=[.GK8]+1" office:value-type="date" office:date-value="2020-06-29">
            <text:p>6/29/2020</text:p>
          </table:table-cell>
          <table:table-cell table:style-name="ce56" table:formula="of:=[.GL8]+1" office:value-type="date" office:date-value="2020-06-30">
            <text:p>6/30/2020</text:p>
          </table:table-cell>
          <table:table-cell table:style-name="ce56" table:formula="of:=[.GM8]+1" office:value-type="date" office:date-value="2020-07-01">
            <text:p>7/1/2020</text:p>
          </table:table-cell>
          <table:table-cell table:style-name="ce56" table:formula="of:=[.GN8]+1" office:value-type="date" office:date-value="2020-07-02">
            <text:p>7/2/2020</text:p>
          </table:table-cell>
          <table:table-cell table:style-name="ce56" table:formula="of:=[.GO8]+1" office:value-type="date" office:date-value="2020-07-03">
            <text:p>7/3/2020</text:p>
          </table:table-cell>
          <table:table-cell table:style-name="ce56" table:formula="of:=[.GP8]+1" office:value-type="date" office:date-value="2020-07-04">
            <text:p>7/4/2020</text:p>
          </table:table-cell>
          <table:table-cell table:style-name="ce56" table:formula="of:=[.GQ8]+1" office:value-type="date" office:date-value="2020-07-05">
            <text:p>7/5/2020</text:p>
          </table:table-cell>
          <table:table-cell table:style-name="ce56" table:formula="of:=[.GR8]+1" office:value-type="date" office:date-value="2020-07-06">
            <text:p>7/6/2020</text:p>
          </table:table-cell>
          <table:table-cell table:style-name="ce56" table:formula="of:=[.GS8]+1" office:value-type="date" office:date-value="2020-07-07">
            <text:p>7/7/2020</text:p>
          </table:table-cell>
          <table:table-cell table:style-name="ce56" table:formula="of:=[.GT8]+1" office:value-type="date" office:date-value="2020-07-08">
            <text:p>7/8/2020</text:p>
          </table:table-cell>
          <table:table-cell table:style-name="ce56" table:formula="of:=[.GU8]+1" office:value-type="date" office:date-value="2020-07-09">
            <text:p>7/9/2020</text:p>
          </table:table-cell>
          <table:table-cell table:style-name="ce56" table:formula="of:=[.GV8]+1" office:value-type="date" office:date-value="2020-07-10">
            <text:p>7/10/2020</text:p>
          </table:table-cell>
          <table:table-cell table:style-name="ce56" table:formula="of:=[.GW8]+1" office:value-type="date" office:date-value="2020-07-11">
            <text:p>7/11/2020</text:p>
          </table:table-cell>
          <table:table-cell table:style-name="ce56" table:formula="of:=[.GX8]+1" office:value-type="date" office:date-value="2020-07-12">
            <text:p>7/12/2020</text:p>
          </table:table-cell>
          <table:table-cell table:style-name="ce56" table:formula="of:=[.GY8]+1" office:value-type="date" office:date-value="2020-07-13">
            <text:p>7/13/2020</text:p>
          </table:table-cell>
          <table:table-cell table:style-name="ce56" table:formula="of:=[.GZ8]+1" office:value-type="date" office:date-value="2020-07-14">
            <text:p>7/14/2020</text:p>
          </table:table-cell>
          <table:table-cell table:style-name="ce56" table:formula="of:=[.HA8]+1" office:value-type="date" office:date-value="2020-07-15">
            <text:p>7/15/2020</text:p>
          </table:table-cell>
          <table:table-cell table:style-name="ce56" table:formula="of:=[.HB8]+1" office:value-type="date" office:date-value="2020-07-16">
            <text:p>7/16/2020</text:p>
          </table:table-cell>
          <table:table-cell table:style-name="ce56" table:formula="of:=[.HC8]+1" office:value-type="date" office:date-value="2020-07-17">
            <text:p>7/17/2020</text:p>
          </table:table-cell>
          <table:table-cell table:style-name="ce56" table:formula="of:=[.HD8]+1" office:value-type="date" office:date-value="2020-07-18">
            <text:p>7/18/2020</text:p>
          </table:table-cell>
          <table:table-cell table:style-name="ce56" table:formula="of:=[.HE8]+1" office:value-type="date" office:date-value="2020-07-19">
            <text:p>7/19/2020</text:p>
          </table:table-cell>
          <table:table-cell table:style-name="ce56" table:formula="of:=[.HF8]+1" office:value-type="date" office:date-value="2020-07-20">
            <text:p>7/20/2020</text:p>
          </table:table-cell>
          <table:table-cell table:style-name="ce56" table:formula="of:=[.HG8]+1" office:value-type="date" office:date-value="2020-07-21">
            <text:p>7/21/2020</text:p>
          </table:table-cell>
          <table:table-cell table:style-name="ce56" table:formula="of:=[.HH8]+1" office:value-type="date" office:date-value="2020-07-22">
            <text:p>7/22/2020</text:p>
          </table:table-cell>
          <table:table-cell table:style-name="ce56" table:formula="of:=[.HI8]+1" office:value-type="date" office:date-value="2020-07-23">
            <text:p>7/23/2020</text:p>
          </table:table-cell>
          <table:table-cell table:style-name="ce56" table:formula="of:=[.HJ8]+1" office:value-type="date" office:date-value="2020-07-24">
            <text:p>7/24/2020</text:p>
          </table:table-cell>
          <table:table-cell table:style-name="ce56" table:formula="of:=[.HK8]+1" office:value-type="date" office:date-value="2020-07-25">
            <text:p>7/25/2020</text:p>
          </table:table-cell>
          <table:table-cell table:style-name="ce56" table:formula="of:=[.HL8]+1" office:value-type="date" office:date-value="2020-07-26">
            <text:p>7/26/2020</text:p>
          </table:table-cell>
          <table:table-cell table:style-name="ce56" table:formula="of:=[.HM8]+1" office:value-type="date" office:date-value="2020-07-27">
            <text:p>7/27/2020</text:p>
          </table:table-cell>
          <table:table-cell table:style-name="ce56" table:formula="of:=[.HN8]+1" office:value-type="date" office:date-value="2020-07-28">
            <text:p>7/28/2020</text:p>
          </table:table-cell>
          <table:table-cell table:style-name="ce56" table:formula="of:=[.HO8]+1" office:value-type="date" office:date-value="2020-07-29">
            <text:p>7/29/2020</text:p>
          </table:table-cell>
          <table:table-cell table:style-name="ce56" table:formula="of:=[.HP8]+1" office:value-type="date" office:date-value="2020-07-30">
            <text:p>7/30/2020</text:p>
          </table:table-cell>
          <table:table-cell table:style-name="ce56" table:formula="of:=[.HQ8]+1" office:value-type="date" office:date-value="2020-07-31">
            <text:p>7/31/2020</text:p>
          </table:table-cell>
          <table:table-cell table:style-name="ce56" table:formula="of:=[.HR8]+1" office:value-type="date" office:date-value="2020-08-01">
            <text:p>8/1/2020</text:p>
          </table:table-cell>
          <table:table-cell table:style-name="ce56" table:formula="of:=[.HS8]+1" office:value-type="date" office:date-value="2020-08-02">
            <text:p>8/2/2020</text:p>
          </table:table-cell>
          <table:table-cell table:style-name="ce56" table:formula="of:=[.HT8]+1" office:value-type="date" office:date-value="2020-08-03">
            <text:p>8/3/2020</text:p>
          </table:table-cell>
          <table:table-cell table:style-name="ce56" table:formula="of:=[.HU8]+1" office:value-type="date" office:date-value="2020-08-04">
            <text:p>8/4/2020</text:p>
          </table:table-cell>
          <table:table-cell table:style-name="ce56" table:formula="of:=[.HV8]+1" office:value-type="date" office:date-value="2020-08-05">
            <text:p>8/5/2020</text:p>
          </table:table-cell>
          <table:table-cell table:style-name="ce56" table:formula="of:=[.HW8]+1" office:value-type="date" office:date-value="2020-08-06">
            <text:p>8/6/2020</text:p>
          </table:table-cell>
          <table:table-cell table:style-name="ce56" table:formula="of:=[.HX8]+1" office:value-type="date" office:date-value="2020-08-07">
            <text:p>8/7/2020</text:p>
          </table:table-cell>
          <table:table-cell table:style-name="ce56" table:formula="of:=[.HY8]+1" office:value-type="date" office:date-value="2020-08-08">
            <text:p>8/8/2020</text:p>
          </table:table-cell>
          <table:table-cell table:style-name="ce56" table:formula="of:=[.HZ8]+1" office:value-type="date" office:date-value="2020-08-09">
            <text:p>8/9/2020</text:p>
          </table:table-cell>
          <table:table-cell table:style-name="ce56" table:formula="of:=[.IA8]+1" office:value-type="date" office:date-value="2020-08-10">
            <text:p>8/10/2020</text:p>
          </table:table-cell>
          <table:table-cell table:style-name="ce56" table:formula="of:=[.IB8]+1" office:value-type="date" office:date-value="2020-08-11">
            <text:p>8/11/2020</text:p>
          </table:table-cell>
          <table:table-cell table:style-name="ce56" table:formula="of:=[.IC8]+1" office:value-type="date" office:date-value="2020-08-12">
            <text:p>8/12/2020</text:p>
          </table:table-cell>
          <table:table-cell table:style-name="ce56" table:formula="of:=[.ID8]+1" office:value-type="date" office:date-value="2020-08-13">
            <text:p>8/13/2020</text:p>
          </table:table-cell>
          <table:table-cell table:style-name="ce56" table:formula="of:=[.IE8]+1" office:value-type="date" office:date-value="2020-08-14">
            <text:p>8/14/2020</text:p>
          </table:table-cell>
          <table:table-cell table:style-name="ce56" table:formula="of:=[.IF8]+1" office:value-type="date" office:date-value="2020-08-15">
            <text:p>8/15/2020</text:p>
          </table:table-cell>
          <table:table-cell table:style-name="ce56" table:formula="of:=[.IG8]+1" office:value-type="date" office:date-value="2020-08-16">
            <text:p>8/16/2020</text:p>
          </table:table-cell>
          <table:table-cell table:style-name="ce56" table:formula="of:=[.IH8]+1" office:value-type="date" office:date-value="2020-08-17">
            <text:p>8/17/2020</text:p>
          </table:table-cell>
          <table:table-cell table:style-name="ce56" table:formula="of:=[.II8]+1" office:value-type="date" office:date-value="2020-08-18">
            <text:p>8/18/2020</text:p>
          </table:table-cell>
          <table:table-cell table:style-name="ce56" table:formula="of:=[.IJ8]+1" office:value-type="date" office:date-value="2020-08-19">
            <text:p>8/19/2020</text:p>
          </table:table-cell>
          <table:table-cell table:style-name="ce56" table:formula="of:=[.IK8]+1" office:value-type="date" office:date-value="2020-08-20">
            <text:p>8/20/2020</text:p>
          </table:table-cell>
          <table:table-cell table:style-name="ce56" table:formula="of:=[.IL8]+1" office:value-type="date" office:date-value="2020-08-21">
            <text:p>8/21/2020</text:p>
          </table:table-cell>
          <table:table-cell table:style-name="ce56" table:formula="of:=[.IM8]+1" office:value-type="date" office:date-value="2020-08-22">
            <text:p>8/22/2020</text:p>
          </table:table-cell>
          <table:table-cell table:style-name="ce56" table:formula="of:=[.IN8]+1" office:value-type="date" office:date-value="2020-08-23">
            <text:p>8/23/2020</text:p>
          </table:table-cell>
          <table:table-cell table:number-columns-repeated="7"/>
        </table:table-row>
        <table:table-row table:style-name="ro4">
          <table:table-cell table:style-name="ce5" office:value-type="string">
            <office:annotation draw:style-name="gr3" draw:text-style-name="P3" svg:width="3.774cm" svg:height="2.608cm" svg:x="1.28cm" svg:y="4.032cm" draw:caption-point-x="-0.428cm" draw:caption-point-y="0.012cm">
              <dc:creator>JWW</dc:creator>
              <dc:date>2009-03-02T00:00:00</dc:date>
              <text:p text:style-name="P3"><text:span text:style-name="T3">Work Breakdown Structure</text:span></text:p>
              <text:p text:style-name="P3"><text:span text:style-name="T2">Enter the Task# and Subtask#</text:span></text:p>
              <text:p text:style-name="P3"><text:span text:style-name="T2">2</text:span></text:p>
              <text:p text:style-name="P3"><text:span text:style-name="T2">2.1</text:span></text:p>
              <text:p text:style-name="P3"><text:span text:style-name="T2">2.2</text:span></text:p>
              <text:p text:style-name="P3"><text:span text:style-name="T2">etc.</text:span></text:p>
            </office:annotation>
            <text:p>WBS</text:p>
          </table:table-cell>
          <table:table-cell table:style-name="ce12" office:value-type="string">
            <text:p>Tasks</text:p>
          </table:table-cell>
          <table:table-cell table:style-name="ce19" office:value-type="string">
            <text:p>Task Lead</text:p>
          </table:table-cell>
          <table:table-cell table:style-name="ce23" office:value-type="string">
            <office:annotation draw:style-name="gr3" draw:text-style-name="P3" svg:width="5.42cm" svg:height="2.63cm" svg:x="10.82cm" svg:y="4.032cm" draw:caption-point-x="-1.125cm" draw:caption-point-y="0.012cm">
              <dc:creator>JWW</dc:creator>
              <dc:date>2009-03-02T00:00:00</dc:date>
              <text:p text:style-name="P3"><text:span text:style-name="T3">Start Date</text:span></text:p>
              <text:p text:style-name="P3"><text:span text:style-name="T2">Enter the starting date for this task. To associate the start date with the end of another task, enter a formula in the start date that refers to the end date of that task.</text:span></text:p>
            </office:annotation>
            <text:p>Start</text:p>
          </table:table-cell>
          <table:table-cell table:style-name="ce23" office:value-type="string">
            <office:annotation draw:style-name="gr3" draw:text-style-name="P3" svg:width="7.113cm" svg:height="2.653cm" svg:x="12.504cm" svg:y="4.032cm" draw:caption-point-x="-0.93cm" draw:caption-point-y="0.012cm">
              <dc:creator>JWW</dc:creator>
              <dc:date>2009-03-02T00:00:00</dc:date>
              <text:p text:style-name="P3"><text:span text:style-name="T3">End Date</text:span></text:p>
              <text:p text:style-name="P3"><text:span text:style-name="T2">The ending date is calculated by adding the Duration (calendar days) to the Start date minus 1 day, because the task duration is from the </text:span><text:span text:style-name="T3">beginning</text:span><text:span text:style-name="T2"> of the </text:span><text:span text:style-name="T3">Start</text:span><text:span text:style-name="T2"> day to the </text:span><text:span text:style-name="T3">end</text:span><text:span text:style-name="T2"> of the </text:span><text:span text:style-name="T3">End</text:span><text:span text:style-name="T2"> day.</text:span></text:p>
              <text:p text:style-name="P3"><text:span text:style-name="T2"/></text:p>
            </office:annotation>
            <text:p>End</text:p>
          </table:table-cell>
          <table:table-cell table:style-name="ce33" office:value-type="string">
            <office:annotation draw:style-name="gr3" draw:text-style-name="P3" svg:width="7.574cm" svg:height="3.836cm" svg:x="13.143cm" svg:y="4.032cm" draw:caption-point-x="-0.65cm" draw:caption-point-y="0.012cm">
              <dc:creator>JWW</dc:creator>
              <dc:date>2009-03-02T00:00:00</dc:date>
              <text:p text:style-name="P3"><text:span text:style-name="T3">Duration (Calendar Days)</text:span></text:p>
              <text:p text:style-name="P3"><text:span text:style-name="T2">Enter the number of calendar days for the given task. Refer to the Working Days column or use a calendar to determine the corresponding working days.</text:span></text:p>
              <text:p text:style-name="P3"><text:span text:style-name="T2"/></text:p>
              <text:p text:style-name="P3"><text:span text:style-name="T2">For the main tasks, you can calculate the duration by finding the maximum End date of the sub tasks and subtracting the earliest start date. For example:</text:span></text:p>
              <text:p text:style-name="P3"><text:span text:style-name="T2">F11=MAX(E12:E15)-D11</text:span></text:p>
            </office:annotation>
            <text:p>Duration (Days)</text:p>
          </table:table-cell>
          <table:table-cell table:style-name="ce36" office:value-type="string">
            <office:annotation draw:style-name="gr3" draw:text-style-name="P3" svg:width="8.411cm" svg:height="3.575cm" svg:x="14.536cm" svg:y="3.421cm" draw:caption-point-x="-0.901cm" draw:caption-point-y="0.623cm">
              <dc:creator>JWW</dc:creator>
              <dc:date>2009-03-02T00:00:00</dc:date>
              <text:p text:style-name="P3"><text:span text:style-name="T3">Percent Complete</text:span></text:p>
              <text:p text:style-name="P3"><text:span text:style-name="T2">Update the status of this task by entering the percent complete (between 0% and 100%).</text:span></text:p>
              <text:p text:style-name="P3"><text:span text:style-name="T2"/></text:p>
              <text:p text:style-name="P3"><text:span text:style-name="T2">For the main tasks, you can use a weighted average of the sub tasks by adding the formula:</text:span></text:p>
              <text:p text:style-name="P3"><text:span text:style-name="T2">G11=SUMPRODUCT(F12:F15,G12:G15)/SUM(F12:F15)</text:span></text:p>
              <text:p text:style-name="P3"><text:span text:style-name="T2">Note: If you insert rows, make sure that the calculation is updated correctly.</text:span></text:p>
            </office:annotation>
            <text:p>% Complete</text:p>
          </table:table-cell>
          <table:table-cell table:style-name="ce33" office:value-type="string">
            <office:annotation draw:style-name="gr3" draw:text-style-name="P3" svg:width="8.601cm" svg:height="2.988cm" svg:x="14.814cm" svg:y="4.032cm" draw:caption-point-x="-0.483cm" draw:caption-point-y="0.012cm">
              <dc:creator>JWW</dc:creator>
              <dc:date>2009-03-02T00:00:00</dc:date>
              <text:p text:style-name="P3"><text:span text:style-name="T3">Working Days</text:span></text:p>
              <text:p text:style-name="P3"><text:span text:style-name="T2">Counts only Mon-Fri, using the NETWORKDAYS() formula. When planning work based upon the number of working days, adjust the Duration until the desired # of working days is reached.</text:span></text:p>
              <text:p text:style-name="P3"><text:span text:style-name="T5">Note: </text:span><text:span text:style-name="T2">If the start date is later changed, the number of working days may also change.</text:span></text:p>
            </office:annotation>
            <text:p>Working Days</text:p>
          </table:table-cell>
          <table:table-cell table:style-name="ce36" office:value-type="string">
            <office:annotation draw:style-name="gr3" draw:text-style-name="P3" svg:width="6.69cm" svg:height="2.208cm" svg:x="15.872cm" svg:y="4.032cm" draw:caption-point-x="-0.845cm" draw:caption-point-y="0.012cm">
              <dc:creator>JWW</dc:creator>
              <dc:date>2009-03-02T00:00:00</dc:date>
              <text:p text:style-name="P3"><text:span text:style-name="T3">Calendar Days Complete</text:span></text:p>
              <text:p text:style-name="P3"><text:span text:style-name="T2">This column is calculated by multiplying the Duration by the %Complete and rounding down to the nearest integer.</text:span></text:p>
            </office:annotation>
            <text:p>Days Complete</text:p>
          </table:table-cell>
          <table:table-cell table:style-name="ce36" office:value-type="string">
            <office:annotation draw:style-name="gr3" draw:text-style-name="P3" svg:width="6.389cm" svg:height="2.397cm" svg:x="15.595cm" svg:y="4.032cm" draw:caption-point-x="0.128cm" draw:caption-point-y="0.012cm">
              <dc:creator>JWW</dc:creator>
              <dc:date>2009-03-02T00:00:00</dc:date>
              <text:p text:style-name="P3"><text:span text:style-name="T3">Calendar Days Remaining</text:span></text:p>
              <text:p text:style-name="P3"><text:span text:style-name="T2">This column is calculated by subtracted the Days Complete from the Duration.</text:span></text:p>
            </office:annotation>
            <text:p>Days Remaining</text:p>
          </table:table-cell>
          <table:table-cell table:style-name="ce49"/>
          <table:table-cell table:style-name="ce53" table:formula="of:=[.L8]" office:value-type="date" office:date-value="2019-12-30" table:number-columns-spanned="7" table:number-rows-spanned="1">
            <text:p>30 - Dec - 19</text:p>
          </table:table-cell>
          <table:covered-table-cell table:number-columns-repeated="5" table:style-name="ce57"/>
          <table:covered-table-cell table:style-name="ce58"/>
          <table:table-cell table:style-name="ce53" table:formula="of:=[.S8]" office:value-type="date" office:date-value="2020-01-06" table:number-columns-spanned="7" table:number-rows-spanned="1">
            <text:p>06 - Jan - 20</text:p>
          </table:table-cell>
          <table:covered-table-cell table:number-columns-repeated="5" table:style-name="ce57"/>
          <table:covered-table-cell table:style-name="ce58"/>
          <table:table-cell table:style-name="ce53" table:formula="of:=[.Z8]" office:value-type="date" office:date-value="2020-01-13" table:number-columns-spanned="7" table:number-rows-spanned="1">
            <text:p>13 - Jan - 20</text:p>
          </table:table-cell>
          <table:covered-table-cell table:number-columns-repeated="5" table:style-name="ce57"/>
          <table:covered-table-cell table:style-name="ce58"/>
          <table:table-cell table:style-name="ce53" table:formula="of:=[.AG8]" office:value-type="date" office:date-value="2020-01-20" table:number-columns-spanned="7" table:number-rows-spanned="1">
            <text:p>20 - Jan - 20</text:p>
          </table:table-cell>
          <table:covered-table-cell table:number-columns-repeated="5" table:style-name="ce57"/>
          <table:covered-table-cell table:style-name="ce58"/>
          <table:table-cell table:style-name="ce53" table:formula="of:=[.AN8]" office:value-type="date" office:date-value="2020-01-27" table:number-columns-spanned="7" table:number-rows-spanned="1">
            <text:p>27 - Jan - 20</text:p>
          </table:table-cell>
          <table:covered-table-cell table:number-columns-repeated="5" table:style-name="ce57"/>
          <table:covered-table-cell table:style-name="ce58"/>
          <table:table-cell table:style-name="ce53" table:formula="of:=[.AU8]" office:value-type="date" office:date-value="2020-02-03" table:number-columns-spanned="7" table:number-rows-spanned="1">
            <text:p>03 - Feb - 20</text:p>
          </table:table-cell>
          <table:covered-table-cell table:number-columns-repeated="5" table:style-name="ce57"/>
          <table:covered-table-cell table:style-name="ce58"/>
          <table:table-cell table:style-name="ce53" table:formula="of:=[.BB8]" office:value-type="date" office:date-value="2020-02-10" table:number-columns-spanned="7" table:number-rows-spanned="1">
            <text:p>10 - Feb - 20</text:p>
          </table:table-cell>
          <table:covered-table-cell table:number-columns-repeated="5" table:style-name="ce57"/>
          <table:covered-table-cell table:style-name="ce58"/>
          <table:table-cell table:style-name="ce53" table:formula="of:=[.BI8]" office:value-type="date" office:date-value="2020-02-17" table:number-columns-spanned="7" table:number-rows-spanned="1">
            <text:p>17 - Feb - 20</text:p>
          </table:table-cell>
          <table:covered-table-cell table:number-columns-repeated="5" table:style-name="ce57"/>
          <table:covered-table-cell table:style-name="ce58"/>
          <table:table-cell table:style-name="ce53" table:formula="of:=[.BP8]" office:value-type="date" office:date-value="2020-02-24" table:number-columns-spanned="7" table:number-rows-spanned="1">
            <text:p>24 - Feb - 20</text:p>
          </table:table-cell>
          <table:covered-table-cell table:number-columns-repeated="5" table:style-name="ce57"/>
          <table:covered-table-cell table:style-name="ce58"/>
          <table:table-cell table:style-name="ce53" table:formula="of:=[.BW8]" office:value-type="date" office:date-value="2020-03-02" table:number-columns-spanned="7" table:number-rows-spanned="1">
            <text:p>02 - Mar - 20</text:p>
          </table:table-cell>
          <table:covered-table-cell table:number-columns-repeated="5" table:style-name="ce57"/>
          <table:covered-table-cell table:style-name="ce58"/>
          <table:table-cell table:style-name="ce53" table:formula="of:=[.CD8]" office:value-type="date" office:date-value="2020-03-09" table:number-columns-spanned="7" table:number-rows-spanned="1">
            <text:p>09 - Mar - 20</text:p>
          </table:table-cell>
          <table:covered-table-cell table:number-columns-repeated="5" table:style-name="ce57"/>
          <table:covered-table-cell table:style-name="ce58"/>
          <table:table-cell table:style-name="ce53" table:formula="of:=[.CK8]" office:value-type="date" office:date-value="2020-03-16" table:number-columns-spanned="7" table:number-rows-spanned="1">
            <text:p>16 - Mar - 20</text:p>
          </table:table-cell>
          <table:covered-table-cell table:number-columns-repeated="5" table:style-name="ce57"/>
          <table:covered-table-cell table:style-name="ce58"/>
          <table:table-cell table:style-name="ce53" table:formula="of:=[.CR8]" office:value-type="date" office:date-value="2020-03-23" table:number-columns-spanned="7" table:number-rows-spanned="1">
            <text:p>23 - Mar - 20</text:p>
          </table:table-cell>
          <table:covered-table-cell table:number-columns-repeated="5" table:style-name="ce57"/>
          <table:covered-table-cell table:style-name="ce58"/>
          <table:table-cell table:style-name="ce53" table:formula="of:=[.CY8]" office:value-type="date" office:date-value="2020-03-30" table:number-columns-spanned="7" table:number-rows-spanned="1">
            <text:p>30 - Mar - 20</text:p>
          </table:table-cell>
          <table:covered-table-cell table:number-columns-repeated="5" table:style-name="ce57"/>
          <table:covered-table-cell table:style-name="ce58"/>
          <table:table-cell table:style-name="ce53" table:formula="of:=[.DF8]" office:value-type="date" office:date-value="2020-04-06" table:number-columns-spanned="7" table:number-rows-spanned="1">
            <text:p>06 - Apr - 20</text:p>
          </table:table-cell>
          <table:covered-table-cell table:number-columns-repeated="5" table:style-name="ce57"/>
          <table:covered-table-cell table:style-name="ce58"/>
          <table:table-cell table:style-name="ce53" table:formula="of:=[.DM8]" office:value-type="date" office:date-value="2020-04-13" table:number-columns-spanned="7" table:number-rows-spanned="1">
            <text:p>13 - Apr - 20</text:p>
          </table:table-cell>
          <table:covered-table-cell table:number-columns-repeated="5" table:style-name="ce57"/>
          <table:covered-table-cell table:style-name="ce58"/>
          <table:table-cell table:style-name="ce53" table:formula="of:=[.DT8]" office:value-type="date" office:date-value="2020-04-20" table:number-columns-spanned="7" table:number-rows-spanned="1">
            <text:p>20 - Apr - 20</text:p>
          </table:table-cell>
          <table:covered-table-cell table:number-columns-repeated="5" table:style-name="ce57"/>
          <table:covered-table-cell table:style-name="ce58"/>
          <table:table-cell table:style-name="ce53" table:formula="of:=[.EA8]" office:value-type="date" office:date-value="2020-04-27" table:number-columns-spanned="7" table:number-rows-spanned="1">
            <text:p>27 - Apr - 20</text:p>
          </table:table-cell>
          <table:covered-table-cell table:number-columns-repeated="5" table:style-name="ce57"/>
          <table:covered-table-cell table:style-name="ce58"/>
          <table:table-cell table:style-name="ce53" table:formula="of:=[.EH8]" office:value-type="date" office:date-value="2020-05-04" table:number-columns-spanned="7" table:number-rows-spanned="1">
            <text:p>04 - May - 20</text:p>
          </table:table-cell>
          <table:covered-table-cell table:number-columns-repeated="5" table:style-name="ce57"/>
          <table:covered-table-cell table:style-name="ce58"/>
          <table:table-cell table:style-name="ce53" table:formula="of:=[.EO8]" office:value-type="date" office:date-value="2020-05-11" table:number-columns-spanned="7" table:number-rows-spanned="1">
            <text:p>11 - May - 20</text:p>
          </table:table-cell>
          <table:covered-table-cell table:number-columns-repeated="5" table:style-name="ce57"/>
          <table:covered-table-cell table:style-name="ce58"/>
          <table:table-cell table:style-name="ce53" table:formula="of:=[.EV8]" office:value-type="date" office:date-value="2020-05-18" table:number-columns-spanned="7" table:number-rows-spanned="1">
            <text:p>18 - May - 20</text:p>
          </table:table-cell>
          <table:covered-table-cell table:number-columns-repeated="5" table:style-name="ce57"/>
          <table:covered-table-cell table:style-name="ce58"/>
          <table:table-cell table:style-name="ce53" table:formula="of:=[.FC8]" office:value-type="date" office:date-value="2020-05-25" table:number-columns-spanned="7" table:number-rows-spanned="1">
            <text:p>25 - May - 20</text:p>
          </table:table-cell>
          <table:covered-table-cell table:number-columns-repeated="5" table:style-name="ce57"/>
          <table:covered-table-cell table:style-name="ce58"/>
          <table:table-cell table:style-name="ce53" table:formula="of:=[.FJ8]" office:value-type="date" office:date-value="2020-06-01" table:number-columns-spanned="7" table:number-rows-spanned="1">
            <text:p>01 - Jun - 20</text:p>
          </table:table-cell>
          <table:covered-table-cell table:number-columns-repeated="5" table:style-name="ce57"/>
          <table:covered-table-cell table:style-name="ce58"/>
          <table:table-cell table:style-name="ce53" table:formula="of:=[.FQ8]" office:value-type="date" office:date-value="2020-06-08" table:number-columns-spanned="7" table:number-rows-spanned="1">
            <text:p>08 - Jun - 20</text:p>
          </table:table-cell>
          <table:covered-table-cell table:number-columns-repeated="5" table:style-name="ce57"/>
          <table:covered-table-cell table:style-name="ce58"/>
          <table:table-cell table:style-name="ce53" table:formula="of:=[.FX8]" office:value-type="date" office:date-value="2020-06-15" table:number-columns-spanned="7" table:number-rows-spanned="1">
            <text:p>15 - Jun - 20</text:p>
          </table:table-cell>
          <table:covered-table-cell table:number-columns-repeated="5" table:style-name="ce57"/>
          <table:covered-table-cell table:style-name="ce58"/>
          <table:table-cell table:style-name="ce53" table:formula="of:=[.GE8]" office:value-type="date" office:date-value="2020-06-22" table:number-columns-spanned="7" table:number-rows-spanned="1">
            <text:p>22 - Jun - 20</text:p>
          </table:table-cell>
          <table:covered-table-cell table:number-columns-repeated="5" table:style-name="ce57"/>
          <table:covered-table-cell table:style-name="ce58"/>
          <table:table-cell table:style-name="ce53" table:formula="of:=[.GL8]" office:value-type="date" office:date-value="2020-06-29" table:number-columns-spanned="7" table:number-rows-spanned="1">
            <text:p>29 - Jun - 20</text:p>
          </table:table-cell>
          <table:covered-table-cell table:number-columns-repeated="5" table:style-name="ce57"/>
          <table:covered-table-cell table:style-name="ce58"/>
          <table:table-cell table:style-name="ce53" table:formula="of:=[.GS8]" office:value-type="date" office:date-value="2020-07-06" table:number-columns-spanned="7" table:number-rows-spanned="1">
            <text:p>06 - Jul - 20</text:p>
          </table:table-cell>
          <table:covered-table-cell table:number-columns-repeated="5" table:style-name="ce57"/>
          <table:covered-table-cell table:style-name="ce58"/>
          <table:table-cell table:style-name="ce53" table:formula="of:=[.GZ8]" office:value-type="date" office:date-value="2020-07-13" table:number-columns-spanned="7" table:number-rows-spanned="1">
            <text:p>13 - Jul - 20</text:p>
          </table:table-cell>
          <table:covered-table-cell table:number-columns-repeated="5" table:style-name="ce57"/>
          <table:covered-table-cell table:style-name="ce58"/>
          <table:table-cell table:style-name="ce53" table:formula="of:=[.HG8]" office:value-type="date" office:date-value="2020-07-20" table:number-columns-spanned="7" table:number-rows-spanned="1">
            <text:p>20 - Jul - 20</text:p>
          </table:table-cell>
          <table:covered-table-cell table:number-columns-repeated="5" table:style-name="ce57"/>
          <table:covered-table-cell table:style-name="ce58"/>
          <table:table-cell table:style-name="ce53" table:formula="of:=[.HN8]" office:value-type="date" office:date-value="2020-07-27" table:number-columns-spanned="7" table:number-rows-spanned="1">
            <text:p>27 - Jul - 20</text:p>
          </table:table-cell>
          <table:covered-table-cell table:number-columns-repeated="5" table:style-name="ce57"/>
          <table:covered-table-cell table:style-name="ce58"/>
          <table:table-cell table:style-name="ce53" table:formula="of:=[.HU8]" office:value-type="date" office:date-value="2020-08-03" table:number-columns-spanned="7" table:number-rows-spanned="1">
            <text:p>03 - Aug - 20</text:p>
          </table:table-cell>
          <table:covered-table-cell table:number-columns-repeated="5" table:style-name="ce57"/>
          <table:covered-table-cell table:style-name="ce58"/>
          <table:table-cell table:style-name="ce53" table:formula="of:=[.IB8]" office:value-type="date" office:date-value="2020-08-10" table:number-columns-spanned="7" table:number-rows-spanned="1">
            <text:p>10 - Aug - 20</text:p>
          </table:table-cell>
          <table:covered-table-cell table:number-columns-repeated="5" table:style-name="ce57"/>
          <table:covered-table-cell table:style-name="ce58"/>
          <table:table-cell table:style-name="ce53" table:formula="of:=[.II8]" office:value-type="date" office:date-value="2020-08-17" table:number-columns-spanned="7" table:number-rows-spanned="1">
            <text:p>17 - Aug - 20</text:p>
          </table:table-cell>
          <table:covered-table-cell table:number-columns-repeated="5" table:style-name="ce57"/>
          <table:covered-table-cell table:style-name="ce58"/>
          <table:table-cell table:style-name="ce59" table:number-columns-repeated="7"/>
        </table:table-row>
        <table:table-row table:style-name="ro2">
          <table:table-cell table:style-name="ce6"/>
          <table:table-cell table:style-name="ce9" table:number-columns-repeated="3"/>
          <table:table-cell table:style-name="ce29" table:number-columns-repeated="2"/>
          <table:table-cell table:style-name="ce9"/>
          <table:table-cell table:style-name="ce29"/>
          <table:table-cell table:style-name="ce9" table:number-columns-repeated="248"/>
        </table:table-row>
        <table:table-row table:style-name="ro5">
          <table:table-cell table:style-name="ce7" office:value-type="string">
            <text:p>1</text:p>
          </table:table-cell>
          <table:table-cell table:style-name="ce13" office:value-type="string">
            <text:p>Task Category 1</text:p>
          </table:table-cell>
          <table:table-cell table:style-name="ce20" office:value-type="string">
            <text:p>Philippe</text:p>
          </table:table-cell>
          <table:table-cell table:style-name="ce24" office:value-type="date" office:date-value="2020-03-01">
            <text:p>3/01/20</text:p>
          </table:table-cell>
          <table:table-cell table:style-name="ce30" table:formula="of:=[.D11]+[.F11]" office:value-type="date" office:date-value="2020-05-21">
            <text:p>5/21/20</text:p>
          </table:table-cell>
          <table:table-cell table:style-name="ce34" table:formula="of:=MAX([.E12:.E14])-[.D11]" office:value-type="float" office:value="81">
            <text:p>81</text:p>
          </table:table-cell>
          <table:table-cell table:style-name="ce37" table:formula="of:=SUMPRODUCT([.F12:.F14];[.G12:.G14])/SUM([.F12:.F14])" office:value-type="percentage" office:value="0.1">
            <text:p>10%</text:p>
          </table:table-cell>
          <table:table-cell table:style-name="ce40" table:formula="of:=NETWORKDAYS([.D11];[.E11])" office:value-type="float" office:value="59">
            <text:p>59</text:p>
          </table:table-cell>
          <table:table-cell table:style-name="ce42" table:formula="of:=ROUNDDOWN([.G11]*[.F11];0)" office:value-type="float" office:value="8">
            <text:p>8</text:p>
          </table:table-cell>
          <table:table-cell table:style-name="ce40" table:formula="of:=[.F11]-[.I11]" office:value-type="float" office:value="73">
            <text:p>73</text:p>
          </table:table-cell>
          <table:table-cell table:style-name="ce50"/>
          <table:table-cell table:style-name="ce54" table:number-columns-repeated="238"/>
          <table:table-cell table:style-name="ce9" table:number-columns-repeated="7"/>
        </table:table-row>
        <table:table-row table:style-name="ro2">
          <table:table-cell table:style-name="ce8" office:value-type="string">
            <text:p>1.1</text:p>
          </table:table-cell>
          <table:table-cell table:style-name="ce14" office:value-type="string">
            <text:p>character Menu (Character stat)</text:p>
          </table:table-cell>
          <table:table-cell table:style-name="ce21"/>
          <table:table-cell table:style-name="ce25" office:value-type="date" office:date-value="2020-03-01">
            <text:p>3/01/20</text:p>
          </table:table-cell>
          <table:table-cell table:style-name="ce31" table:formula="of:=[.D12]+[.F12]" office:value-type="date" office:date-value="2020-03-21">
            <text:p>3/21/20</text:p>
          </table:table-cell>
          <table:table-cell table:style-name="ce35" office:value-type="float" office:value="20">
            <text:p>20</text:p>
          </table:table-cell>
          <table:table-cell table:style-name="ce38" office:value-type="percentage" office:value="0.1">
            <text:p>10%</text:p>
          </table:table-cell>
          <table:table-cell table:style-name="ce41" table:formula="of:=NETWORKDAYS([.D12];[.E12])" office:value-type="float" office:value="15">
            <text:p>15</text:p>
          </table:table-cell>
          <table:table-cell table:style-name="ce43" table:formula="of:=ROUNDDOWN([.G12]*[.F12];0)" office:value-type="float" office:value="2">
            <text:p>2</text:p>
          </table:table-cell>
          <table:table-cell table:style-name="ce41" table:formula="of:=[.F12]-[.I12]" office:value-type="float" office:value="18">
            <text:p>18</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2</text:p>
          </table:table-cell>
          <table:table-cell table:style-name="ce14" office:value-type="string">
            <text:p>character Menu (help)</text:p>
          </table:table-cell>
          <table:table-cell table:style-name="ce21"/>
          <table:table-cell table:style-name="ce25" office:value-type="date" office:date-value="2020-04-01">
            <text:p>4/01/20</text:p>
          </table:table-cell>
          <table:table-cell table:style-name="ce31" table:formula="of:=[.D13]+[.F13]" office:value-type="date" office:date-value="2020-04-21">
            <text:p>4/21/20</text:p>
          </table:table-cell>
          <table:table-cell table:style-name="ce35" office:value-type="float" office:value="20">
            <text:p>20</text:p>
          </table:table-cell>
          <table:table-cell table:style-name="ce38" office:value-type="percentage" office:value="0.15">
            <text:p>15%</text:p>
          </table:table-cell>
          <table:table-cell table:style-name="ce41" table:formula="of:=NETWORKDAYS([.D13];[.E13])" office:value-type="float" office:value="15">
            <text:p>15</text:p>
          </table:table-cell>
          <table:table-cell table:style-name="ce43" table:formula="of:=ROUNDDOWN([.G13]*[.F13];0)" office:value-type="float" office:value="3">
            <text:p>3</text:p>
          </table:table-cell>
          <table:table-cell table:style-name="ce41" table:formula="of:=[.F13]-[.I13]" office:value-type="float" office:value="17">
            <text:p>1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3</text:p>
          </table:table-cell>
          <table:table-cell table:style-name="ce14" office:value-type="string">
            <text:p>character Menu (system) </text:p>
          </table:table-cell>
          <table:table-cell table:style-name="ce21"/>
          <table:table-cell table:style-name="ce25" office:value-type="date" office:date-value="2020-05-01">
            <text:p>5/01/20</text:p>
          </table:table-cell>
          <table:table-cell table:style-name="ce31" table:formula="of:=[.D14]+[.F14]" office:value-type="date" office:date-value="2020-05-21">
            <text:p>5/21/20</text:p>
          </table:table-cell>
          <table:table-cell table:style-name="ce35" office:value-type="float" office:value="20">
            <text:p>20</text:p>
          </table:table-cell>
          <table:table-cell table:style-name="ce38" office:value-type="percentage" office:value="0.05">
            <text:p>5%</text:p>
          </table:table-cell>
          <table:table-cell table:style-name="ce41" table:formula="of:=NETWORKDAYS([.D14];[.E14])" office:value-type="float" office:value="15">
            <text:p>15</text:p>
          </table:table-cell>
          <table:table-cell table:style-name="ce43" table:formula="of:=ROUNDDOWN([.G14]*[.F14];0)" office:value-type="float" office:value="1">
            <text:p>1</text:p>
          </table:table-cell>
          <table:table-cell table:style-name="ce41" table:formula="of:=[.F14]-[.I14]" office:value-type="float" office:value="19">
            <text:p>19</text:p>
          </table:table-cell>
          <table:table-cell table:style-name="ce51"/>
          <table:table-cell table:style-name="ce55" table:number-columns-repeated="238"/>
          <table:table-cell table:style-name="ce9" table:number-columns-repeated="7"/>
        </table:table-row>
        <table:table-row table:style-name="ro5">
          <table:table-cell table:style-name="ce7" office:value-type="string">
            <text:p>2</text:p>
          </table:table-cell>
          <table:table-cell table:style-name="ce13" office:value-type="string">
            <text:p>Task Category 2</text:p>
          </table:table-cell>
          <table:table-cell table:style-name="ce20" office:value-type="string">
            <text:p>Patrycja</text:p>
          </table:table-cell>
          <table:table-cell table:style-name="ce24" office:value-type="date" office:date-value="2020-03-01">
            <text:p>3/01/20</text:p>
          </table:table-cell>
          <table:table-cell table:style-name="ce30" table:formula="of:=[.D15]+[.F15]" office:value-type="date" office:date-value="2020-05-17">
            <text:p>5/17/20</text:p>
          </table:table-cell>
          <table:table-cell table:style-name="ce34" table:formula="of:=MAX([.E16:.E22])-[.D15]" office:value-type="float" office:value="77">
            <text:p>77</text:p>
          </table:table-cell>
          <table:table-cell table:style-name="ce37" table:formula="of:=SUMPRODUCT([.F16:.F22];[.G16:.G22])/SUM([.F16:.F22])" office:value-type="percentage" office:value="0.248051948051948">
            <text:p>25%</text:p>
          </table:table-cell>
          <table:table-cell table:style-name="ce40" table:formula="of:=NETWORKDAYS([.D15];[.E15])" office:value-type="float" office:value="55">
            <text:p>55</text:p>
          </table:table-cell>
          <table:table-cell table:style-name="ce42" table:formula="of:=ROUNDDOWN([.G15]*[.F15];0)" office:value-type="float" office:value="19">
            <text:p>19</text:p>
          </table:table-cell>
          <table:table-cell table:style-name="ce40" table:formula="of:=[.F15]-[.I15]" office:value-type="float" office:value="58">
            <text:p>58</text:p>
          </table:table-cell>
          <table:table-cell table:style-name="ce50"/>
          <table:table-cell table:style-name="ce54" table:number-columns-repeated="238"/>
          <table:table-cell table:style-name="ce9" table:number-columns-repeated="7"/>
        </table:table-row>
        <table:table-row table:style-name="ro2">
          <table:table-cell table:style-name="ce8" office:value-type="string">
            <text:p>2.1</text:p>
          </table:table-cell>
          <table:table-cell table:style-name="ce14" office:value-type="string">
            <text:p>main spell bar</text:p>
          </table:table-cell>
          <table:table-cell table:style-name="ce21"/>
          <table:table-cell table:style-name="ce25" office:value-type="date" office:date-value="2020-03-01">
            <text:p>3/01/20</text:p>
          </table:table-cell>
          <table:table-cell table:style-name="ce31" table:formula="of:=[.D16]+[.F16]" office:value-type="date" office:date-value="2020-03-11">
            <text:p>3/11/20</text:p>
          </table:table-cell>
          <table:table-cell table:style-name="ce35" office:value-type="float" office:value="10">
            <text:p>10</text:p>
          </table:table-cell>
          <table:table-cell table:style-name="ce38" office:value-type="percentage" office:value="0.5">
            <text:p>50%</text:p>
          </table:table-cell>
          <table:table-cell table:style-name="ce41" table:formula="of:=NETWORKDAYS([.D16];[.E16])" office:value-type="float" office:value="8">
            <text:p>8</text:p>
          </table:table-cell>
          <table:table-cell table:style-name="ce43" table:formula="of:=ROUNDDOWN([.G16]*[.F16];0)" office:value-type="float" office:value="5">
            <text:p>5</text:p>
          </table:table-cell>
          <table:table-cell table:style-name="ce41" table:formula="of:=[.F16]-[.I16]" office:value-type="float" office:value="5">
            <text:p>5</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2</text:p>
          </table:table-cell>
          <table:table-cell table:style-name="ce14" office:value-type="string">
            <text:p>sidebar <text:s/></text:p>
          </table:table-cell>
          <table:table-cell table:style-name="ce21"/>
          <table:table-cell table:style-name="ce25" office:value-type="date" office:date-value="2020-03-11">
            <text:p>3/11/20</text:p>
          </table:table-cell>
          <table:table-cell table:style-name="ce31" table:formula="of:=[.D17]+[.F17]" office:value-type="date" office:date-value="2020-03-26">
            <text:p>3/26/20</text:p>
          </table:table-cell>
          <table:table-cell table:style-name="ce35" office:value-type="float" office:value="15">
            <text:p>15</text:p>
          </table:table-cell>
          <table:table-cell table:style-name="ce38" office:value-type="percentage" office:value="0.3">
            <text:p>30%</text:p>
          </table:table-cell>
          <table:table-cell table:style-name="ce41" table:formula="of:=NETWORKDAYS([.D17];[.E17])" office:value-type="float" office:value="12">
            <text:p>12</text:p>
          </table:table-cell>
          <table:table-cell table:style-name="ce43" table:formula="of:=ROUNDDOWN([.G17]*[.F17];0)" office:value-type="float" office:value="4">
            <text:p>4</text:p>
          </table:table-cell>
          <table:table-cell table:style-name="ce41" table:formula="of:=[.F17]-[.I17]" office:value-type="float" office:value="11">
            <text:p>1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3</text:p>
          </table:table-cell>
          <table:table-cell table:style-name="ce14" office:value-type="string">
            <text:p>bag bar</text:p>
          </table:table-cell>
          <table:table-cell table:style-name="ce21"/>
          <table:table-cell table:style-name="ce25" office:value-type="date" office:date-value="2020-03-26">
            <text:p>3/26/20</text:p>
          </table:table-cell>
          <table:table-cell table:style-name="ce31" table:formula="of:=[.D18]+[.F18]" office:value-type="date" office:date-value="2020-04-05">
            <text:p>4/05/20</text:p>
          </table:table-cell>
          <table:table-cell table:style-name="ce35" office:value-type="float" office:value="10">
            <text:p>10</text:p>
          </table:table-cell>
          <table:table-cell table:style-name="ce38" office:value-type="percentage" office:value="0">
            <text:p>0%</text:p>
          </table:table-cell>
          <table:table-cell table:style-name="ce41" table:formula="of:=NETWORKDAYS([.D18];[.E18])" office:value-type="float" office:value="7">
            <text:p>7</text:p>
          </table:table-cell>
          <table:table-cell table:style-name="ce43" table:formula="of:=ROUNDDOWN([.G18]*[.F18];0)" office:value-type="float" office:value="0">
            <text:p>0</text:p>
          </table:table-cell>
          <table:table-cell table:style-name="ce41" table:formula="of:=[.F18]-[.I18]" office:value-type="float" office:value="10">
            <text:p>10</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4</text:p>
          </table:table-cell>
          <table:table-cell table:style-name="ce14" office:value-type="string">
            <text:p>minimap </text:p>
          </table:table-cell>
          <table:table-cell table:style-name="ce21"/>
          <table:table-cell table:style-name="ce25" office:value-type="date" office:date-value="2020-04-05">
            <text:p>4/05/20</text:p>
          </table:table-cell>
          <table:table-cell table:style-name="ce31" table:formula="of:=[.D19]+[.F19]" office:value-type="date" office:date-value="2020-04-15">
            <text:p>4/15/20</text:p>
          </table:table-cell>
          <table:table-cell table:style-name="ce35" office:value-type="float" office:value="10">
            <text:p>10</text:p>
          </table:table-cell>
          <table:table-cell table:style-name="ce38" office:value-type="percentage" office:value="0.3">
            <text:p>30%</text:p>
          </table:table-cell>
          <table:table-cell table:style-name="ce41" table:formula="of:=NETWORKDAYS([.D19];[.E19])" office:value-type="float" office:value="8">
            <text:p>8</text:p>
          </table:table-cell>
          <table:table-cell table:style-name="ce43" table:formula="of:=ROUNDDOWN([.G19]*[.F19];0)" office:value-type="float" office:value="3">
            <text:p>3</text:p>
          </table:table-cell>
          <table:table-cell table:style-name="ce41" table:formula="of:=[.F19]-[.I19]" office:value-type="float" office:value="7">
            <text:p>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5</text:p>
          </table:table-cell>
          <table:table-cell table:style-name="ce14" office:value-type="string">
            <text:p>map </text:p>
          </table:table-cell>
          <table:table-cell table:style-name="ce21"/>
          <table:table-cell table:style-name="ce25" office:value-type="date" office:date-value="2020-04-15">
            <text:p>4/15/20</text:p>
          </table:table-cell>
          <table:table-cell table:style-name="ce31" table:formula="of:=[.D20]+[.F20]" office:value-type="date" office:date-value="2020-04-27">
            <text:p>4/27/20</text:p>
          </table:table-cell>
          <table:table-cell table:style-name="ce35" office:value-type="float" office:value="12">
            <text:p>12</text:p>
          </table:table-cell>
          <table:table-cell table:style-name="ce38" office:value-type="percentage" office:value="0.3">
            <text:p>30%</text:p>
          </table:table-cell>
          <table:table-cell table:style-name="ce41" table:formula="of:=NETWORKDAYS([.D20];[.E20])" office:value-type="float" office:value="9">
            <text:p>9</text:p>
          </table:table-cell>
          <table:table-cell table:style-name="ce43" table:formula="of:=ROUNDDOWN([.G20]*[.F20];0)" office:value-type="float" office:value="3">
            <text:p>3</text:p>
          </table:table-cell>
          <table:table-cell table:style-name="ce41" table:formula="of:=[.F20]-[.I20]" office:value-type="float" office:value="9">
            <text:p>9</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6</text:p>
          </table:table-cell>
          <table:table-cell table:style-name="ce14" office:value-type="string">
            <text:p>calendar</text:p>
          </table:table-cell>
          <table:table-cell table:style-name="ce21"/>
          <table:table-cell table:style-name="ce25" office:value-type="date" office:date-value="2020-04-27">
            <text:p>4/27/20</text:p>
          </table:table-cell>
          <table:table-cell table:style-name="ce31" table:formula="of:=[.D21]+[.F21]" office:value-type="date" office:date-value="2020-05-07">
            <text:p>5/07/20</text:p>
          </table:table-cell>
          <table:table-cell table:style-name="ce35" office:value-type="float" office:value="10">
            <text:p>10</text:p>
          </table:table-cell>
          <table:table-cell table:style-name="ce38" office:value-type="percentage" office:value="0.3">
            <text:p>30%</text:p>
          </table:table-cell>
          <table:table-cell table:style-name="ce41" table:formula="of:=NETWORKDAYS([.D21];[.E21])" office:value-type="float" office:value="9">
            <text:p>9</text:p>
          </table:table-cell>
          <table:table-cell table:style-name="ce43" table:formula="of:=ROUNDDOWN([.G21]*[.F21];0)" office:value-type="float" office:value="3">
            <text:p>3</text:p>
          </table:table-cell>
          <table:table-cell table:style-name="ce41" table:formula="of:=[.F21]-[.I21]" office:value-type="float" office:value="7">
            <text:p>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7</text:p>
          </table:table-cell>
          <table:table-cell table:style-name="ce14" office:value-type="string">
            <text:p>character Menu (spells)</text:p>
          </table:table-cell>
          <table:table-cell table:style-name="ce21"/>
          <table:table-cell table:style-name="ce25" office:value-type="date" office:date-value="2020-05-07">
            <text:p>5/07/20</text:p>
          </table:table-cell>
          <table:table-cell table:style-name="ce31" table:formula="of:=[.D22]+[.F22]" office:value-type="date" office:date-value="2020-05-17">
            <text:p>5/17/20</text:p>
          </table:table-cell>
          <table:table-cell table:style-name="ce35" office:value-type="float" office:value="10">
            <text:p>10</text:p>
          </table:table-cell>
          <table:table-cell table:style-name="ce38" office:value-type="percentage" office:value="0">
            <text:p>0%</text:p>
          </table:table-cell>
          <table:table-cell table:style-name="ce41" table:formula="of:=NETWORKDAYS([.D22];[.E22])" office:value-type="float" office:value="7">
            <text:p>7</text:p>
          </table:table-cell>
          <table:table-cell table:style-name="ce43" table:formula="of:=ROUNDDOWN([.G22]*[.F22];0)" office:value-type="float" office:value="0">
            <text:p>0</text:p>
          </table:table-cell>
          <table:table-cell table:style-name="ce41" table:formula="of:=[.F22]-[.I22]" office:value-type="float" office:value="10">
            <text:p>10</text:p>
          </table:table-cell>
          <table:table-cell table:style-name="ce51"/>
          <table:table-cell table:style-name="ce55" table:number-columns-repeated="238"/>
          <table:table-cell table:style-name="ce9" table:number-columns-repeated="7"/>
        </table:table-row>
        <table:table-row table:style-name="ro5">
          <table:table-cell table:style-name="ce7" office:value-type="string">
            <text:p>3</text:p>
          </table:table-cell>
          <table:table-cell table:style-name="ce13" office:value-type="string">
            <text:p>Task Category 3</text:p>
          </table:table-cell>
          <table:table-cell table:style-name="ce20" office:value-type="string">
            <text:p>Kasia</text:p>
          </table:table-cell>
          <table:table-cell table:style-name="ce24" office:value-type="date" office:date-value="2020-03-01">
            <text:p>3/01/20</text:p>
          </table:table-cell>
          <table:table-cell table:style-name="ce30" table:formula="of:=[.D23]+[.F23]" office:value-type="date" office:date-value="2020-05-21">
            <text:p>5/21/20</text:p>
          </table:table-cell>
          <table:table-cell table:style-name="ce34" table:formula="of:=MAX([.E24:.E31])-[.D23]" office:value-type="float" office:value="81">
            <text:p>81</text:p>
          </table:table-cell>
          <table:table-cell table:style-name="ce37" table:formula="of:=SUMPRODUCT([.F24:.F31];[.G24:.G31])/SUM([.F24:.F31])" office:value-type="percentage" office:value="0.1025">
            <text:p>10%</text:p>
          </table:table-cell>
          <table:table-cell table:style-name="ce40" table:formula="of:=NETWORKDAYS([.D23];[.E23])" office:value-type="float" office:value="59">
            <text:p>59</text:p>
          </table:table-cell>
          <table:table-cell table:style-name="ce42" table:formula="of:=ROUNDDOWN([.G23]*[.F23];0)" office:value-type="float" office:value="8">
            <text:p>8</text:p>
          </table:table-cell>
          <table:table-cell table:style-name="ce40" table:formula="of:=[.F23]-[.I23]" office:value-type="float" office:value="73">
            <text:p>73</text:p>
          </table:table-cell>
          <table:table-cell table:style-name="ce50"/>
          <table:table-cell table:style-name="ce54" table:number-columns-repeated="238"/>
          <table:table-cell table:style-name="ce9" table:number-columns-repeated="7"/>
        </table:table-row>
        <table:table-row table:style-name="ro2">
          <table:table-cell table:style-name="ce8" office:value-type="string">
            <text:p>3.1</text:p>
          </table:table-cell>
          <table:table-cell table:style-name="ce14" office:value-type="string">
            <text:p>info panel</text:p>
          </table:table-cell>
          <table:table-cell table:style-name="ce21"/>
          <table:table-cell table:style-name="ce25" office:value-type="date" office:date-value="2020-03-01">
            <text:p>3/01/20</text:p>
          </table:table-cell>
          <table:table-cell table:style-name="ce31" table:formula="of:=[.D24]+[.F24]" office:value-type="date" office:date-value="2020-03-11">
            <text:p>3/11/20</text:p>
          </table:table-cell>
          <table:table-cell table:style-name="ce35" office:value-type="float" office:value="10">
            <text:p>10</text:p>
          </table:table-cell>
          <table:table-cell table:style-name="ce38" office:value-type="percentage" office:value="0.3">
            <text:p>30%</text:p>
          </table:table-cell>
          <table:table-cell table:style-name="ce41" table:formula="of:=NETWORKDAYS([.D24];[.E24])" office:value-type="float" office:value="8">
            <text:p>8</text:p>
          </table:table-cell>
          <table:table-cell table:style-name="ce43" table:formula="of:=ROUNDDOWN([.G24]*[.F24];0)" office:value-type="float" office:value="3">
            <text:p>3</text:p>
          </table:table-cell>
          <table:table-cell table:style-name="ce41" table:formula="of:=[.F24]-[.I24]" office:value-type="float" office:value="7">
            <text:p>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2</text:p>
          </table:table-cell>
          <table:table-cell table:style-name="ce14" office:value-type="string">
            <text:p>chat panel</text:p>
          </table:table-cell>
          <table:table-cell table:style-name="ce21"/>
          <table:table-cell table:style-name="ce25" office:value-type="date" office:date-value="2020-03-11">
            <text:p>3/11/20</text:p>
          </table:table-cell>
          <table:table-cell table:style-name="ce31" table:formula="of:=[.D25]+[.F25]" office:value-type="date" office:date-value="2020-03-21">
            <text:p>3/21/20</text:p>
          </table:table-cell>
          <table:table-cell table:style-name="ce35" office:value-type="float" office:value="10">
            <text:p>10</text:p>
          </table:table-cell>
          <table:table-cell table:style-name="ce38" office:value-type="percentage" office:value="0.02">
            <text:p>2%</text:p>
          </table:table-cell>
          <table:table-cell table:style-name="ce41" table:formula="of:=NETWORKDAYS([.D25];[.E25])" office:value-type="float" office:value="8">
            <text:p>8</text:p>
          </table:table-cell>
          <table:table-cell table:style-name="ce43" table:formula="of:=ROUNDDOWN([.G25]*[.F25];0)" office:value-type="float" office:value="0">
            <text:p>0</text:p>
          </table:table-cell>
          <table:table-cell table:style-name="ce41" table:formula="of:=[.F25]-[.I25]" office:value-type="float" office:value="10">
            <text:p>10</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contact list</text:p>
          </table:table-cell>
          <table:table-cell table:style-name="ce21"/>
          <table:table-cell table:style-name="ce25" office:value-type="date" office:date-value="2020-03-21">
            <text:p>3/21/20</text:p>
          </table:table-cell>
          <table:table-cell table:style-name="ce31" table:formula="of:=[.D26]+[.F26]" office:value-type="date" office:date-value="2020-03-31">
            <text:p>3/31/20</text:p>
          </table:table-cell>
          <table:table-cell table:style-name="ce35" office:value-type="float" office:value="10">
            <text:p>10</text:p>
          </table:table-cell>
          <table:table-cell table:style-name="ce38" office:value-type="percentage" office:value="0.08">
            <text:p>8%</text:p>
          </table:table-cell>
          <table:table-cell table:style-name="ce41" table:formula="of:=NETWORKDAYS([.D26];[.E26])" office:value-type="float" office:value="7">
            <text:p>7</text:p>
          </table:table-cell>
          <table:table-cell table:style-name="ce43" table:formula="of:=ROUNDDOWN([.G26]*[.F26];0)" office:value-type="float" office:value="0">
            <text:p>0</text:p>
          </table:table-cell>
          <table:table-cell table:style-name="ce41" table:formula="of:=[.F26]-[.I26]" office:value-type="float" office:value="10">
            <text:p>10</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4</text:p>
          </table:table-cell>
          <table:table-cell table:style-name="ce14" office:value-type="string">
            <text:p>character Portrait (HP,MP,LvL)</text:p>
          </table:table-cell>
          <table:table-cell table:style-name="ce21"/>
          <table:table-cell table:style-name="ce25" office:value-type="date" office:date-value="2020-04-01">
            <text:p>4/01/20</text:p>
          </table:table-cell>
          <table:table-cell table:style-name="ce31" table:formula="of:=[.D27]+[.F27]" office:value-type="date" office:date-value="2020-04-11">
            <text:p>4/11/20</text:p>
          </table:table-cell>
          <table:table-cell table:style-name="ce35" office:value-type="float" office:value="10">
            <text:p>10</text:p>
          </table:table-cell>
          <table:table-cell table:style-name="ce38" office:value-type="percentage" office:value="0">
            <text:p>0%</text:p>
          </table:table-cell>
          <table:table-cell table:style-name="ce41" table:formula="of:=NETWORKDAYS([.D27];[.E27])" office:value-type="float" office:value="8">
            <text:p>8</text:p>
          </table:table-cell>
          <table:table-cell table:style-name="ce43" table:formula="of:=ROUNDDOWN([.G27]*[.F27];0)" office:value-type="float" office:value="0">
            <text:p>0</text:p>
          </table:table-cell>
          <table:table-cell table:style-name="ce41" table:formula="of:=[.F27]-[.I27]" office:value-type="float" office:value="10">
            <text:p>10</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5</text:p>
          </table:table-cell>
          <table:table-cell table:style-name="ce14" office:value-type="string">
            <text:p>character Menu (achievements)</text:p>
          </table:table-cell>
          <table:table-cell table:style-name="ce21"/>
          <table:table-cell table:style-name="ce25" office:value-type="date" office:date-value="2020-04-11">
            <text:p>4/11/20</text:p>
          </table:table-cell>
          <table:table-cell table:style-name="ce31" table:formula="of:=[.D28]+[.F28]" office:value-type="date" office:date-value="2020-04-21">
            <text:p>4/21/20</text:p>
          </table:table-cell>
          <table:table-cell table:style-name="ce35" office:value-type="float" office:value="10">
            <text:p>10</text:p>
          </table:table-cell>
          <table:table-cell table:style-name="ce38" office:value-type="percentage" office:value="0.22">
            <text:p>22%</text:p>
          </table:table-cell>
          <table:table-cell table:style-name="ce41" table:formula="of:=NETWORKDAYS([.D28];[.E28])" office:value-type="float" office:value="7">
            <text:p>7</text:p>
          </table:table-cell>
          <table:table-cell table:style-name="ce43" table:formula="of:=ROUNDDOWN([.G28]*[.F28];0)" office:value-type="float" office:value="2">
            <text:p>2</text:p>
          </table:table-cell>
          <table:table-cell table:style-name="ce41" table:formula="of:=[.F28]-[.I28]" office:value-type="float" office:value="8">
            <text:p>8</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6</text:p>
          </table:table-cell>
          <table:table-cell table:style-name="ce14" office:value-type="string">
            <text:p>character Menu (guild)</text:p>
          </table:table-cell>
          <table:table-cell table:style-name="ce21"/>
          <table:table-cell table:style-name="ce25" office:value-type="date" office:date-value="2020-04-21">
            <text:p>4/21/20</text:p>
          </table:table-cell>
          <table:table-cell table:style-name="ce31" table:formula="of:=[.D29]+[.F29]" office:value-type="date" office:date-value="2020-05-01">
            <text:p>5/01/20</text:p>
          </table:table-cell>
          <table:table-cell table:style-name="ce35" office:value-type="float" office:value="10">
            <text:p>10</text:p>
          </table:table-cell>
          <table:table-cell table:style-name="ce38" office:value-type="percentage" office:value="0.1">
            <text:p>10%</text:p>
          </table:table-cell>
          <table:table-cell table:style-name="ce41" table:formula="of:=NETWORKDAYS([.D29];[.E29])" office:value-type="float" office:value="9">
            <text:p>9</text:p>
          </table:table-cell>
          <table:table-cell table:style-name="ce43" table:formula="of:=ROUNDDOWN([.G29]*[.F29];0)" office:value-type="float" office:value="1">
            <text:p>1</text:p>
          </table:table-cell>
          <table:table-cell table:style-name="ce41" table:formula="of:=[.F29]-[.I29]" office:value-type="float" office:value="9">
            <text:p>9</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7</text:p>
          </table:table-cell>
          <table:table-cell table:style-name="ce14" office:value-type="string">
            <text:p>character Menu (appareance)</text:p>
          </table:table-cell>
          <table:table-cell table:style-name="ce21"/>
          <table:table-cell table:style-name="ce25" office:value-type="date" office:date-value="2020-05-01">
            <text:p>5/01/20</text:p>
          </table:table-cell>
          <table:table-cell table:style-name="ce31" table:formula="of:=[.D30]+[.F30]" office:value-type="date" office:date-value="2020-05-11">
            <text:p>5/11/20</text:p>
          </table:table-cell>
          <table:table-cell table:style-name="ce35" office:value-type="float" office:value="10">
            <text:p>10</text:p>
          </table:table-cell>
          <table:table-cell table:style-name="ce38" office:value-type="percentage" office:value="0.1">
            <text:p>10%</text:p>
          </table:table-cell>
          <table:table-cell table:style-name="ce41" table:formula="of:=NETWORKDAYS([.D30];[.E30])" office:value-type="float" office:value="7">
            <text:p>7</text:p>
          </table:table-cell>
          <table:table-cell table:style-name="ce43" table:formula="of:=ROUNDDOWN([.G30]*[.F30];0)" office:value-type="float" office:value="1">
            <text:p>1</text:p>
          </table:table-cell>
          <table:table-cell table:style-name="ce41" table:formula="of:=[.F30]-[.I30]" office:value-type="float" office:value="9">
            <text:p>9</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8</text:p>
          </table:table-cell>
          <table:table-cell table:style-name="ce14" office:value-type="string">
            <text:p>character Menu (shop)</text:p>
          </table:table-cell>
          <table:table-cell table:style-name="ce21"/>
          <table:table-cell table:style-name="ce25" office:value-type="date" office:date-value="2020-05-11">
            <text:p>5/11/20</text:p>
          </table:table-cell>
          <table:table-cell table:style-name="ce31" table:formula="of:=[.D31]+[.F31]" office:value-type="date" office:date-value="2020-05-21">
            <text:p>5/21/20</text:p>
          </table:table-cell>
          <table:table-cell table:style-name="ce35" office:value-type="float" office:value="10">
            <text:p>10</text:p>
          </table:table-cell>
          <table:table-cell table:style-name="ce38" office:value-type="percentage" office:value="0">
            <text:p>0%</text:p>
          </table:table-cell>
          <table:table-cell table:style-name="ce41" table:formula="of:=NETWORKDAYS([.D31];[.E31])" office:value-type="float" office:value="9">
            <text:p>9</text:p>
          </table:table-cell>
          <table:table-cell table:style-name="ce43" table:formula="of:=ROUNDDOWN([.G31]*[.F31];0)" office:value-type="float" office:value="0">
            <text:p>0</text:p>
          </table:table-cell>
          <table:table-cell table:style-name="ce41" table:formula="of:=[.F31]-[.I31]" office:value-type="float" office:value="10">
            <text:p>10</text:p>
          </table:table-cell>
          <table:table-cell table:style-name="ce51"/>
          <table:table-cell table:style-name="ce55" table:number-columns-repeated="238"/>
          <table:table-cell table:style-name="ce9" table:number-columns-repeated="7"/>
        </table:table-row>
        <table:table-row table:style-name="ro2">
          <table:table-cell table:style-name="ce9"/>
          <table:table-cell table:style-name="ce15" table:number-columns-repeated="226"/>
          <table:table-cell table:style-name="ce9" table:number-columns-repeated="29"/>
        </table:table-row>
        <table:table-row table:style-name="ro2" table:number-rows-repeated="5">
          <table:table-cell table:style-name="Default"/>
          <table:table-cell table:number-columns-repeated="173"/>
          <table:table-cell table:style-name="ce15" table:number-columns-repeated="53"/>
          <table:table-cell table:style-name="ce9" table:number-columns-repeated="29"/>
        </table:table-row>
        <table:table-row table:style-name="ro2" table:number-rows-repeated="32">
          <table:table-cell table:style-name="Default"/>
          <table:table-cell table:number-columns-repeated="255"/>
        </table:table-row>
        <table:table-row table:style-name="ro2" table:number-rows-repeated="65472">
          <table:table-cell table:number-columns-repeated="256"/>
        </table:table-row>
        <table:table-row table:style-name="ro2">
          <table:table-cell table:number-columns-repeated="256"/>
        </table:table-row>
        <table:named-expressions/>
      </table:table>
      <table:named-expressions>
        <table:named-range table:name="Excel_BuiltIn_Print_Area_1" table:base-cell-address="$GanttChart.$A$1" table:cell-range-address="$GanttChart.$A$3:.$IO$4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35P0" style:volatile="true">
      <number:month/>
      <number:text>/</number:text>
      <number:day/>
    </number:date-style>
    <number:text-style style:name="N135">
      <number:text-content/>
      <style:map style:condition="value()&gt;=0" style:apply-style-name="N135P0"/>
    </number:text-style>
    <number:date-style style:name="N136">
      <number:month/>
      <number:text>/</number:text>
      <number:day number:style="long"/>
      <number:text>/</number:text>
      <number:year/>
    </number:date-style>
    <number:date-style style:name="N137">
      <number:month number:textual="true"/>
      <number:text>, </number:text>
      <number:year number:style="long"/>
    </number:date-style>
    <number:date-style style:name="N138">
      <number:month number:style="long" number:textual="true"/>
      <number:text>, </number:text>
      <number:year number:style="long"/>
    </number:date-style>
    <number:date-style style:name="N139">
      <number:month number:textual="true"/>
    </number:date-style>
    <number:date-style style:name="N140">
      <number:month number:textual="true"/>
      <number:text>, </number:text>
      <number:year/>
    </number:date-style>
    <number:number-style style:name="N141">
      <number:number number:decimal-places="7" number:min-integer-digits="1"/>
    </number:number-style>
    <number:number-style style:name="N142">
      <number:number number:decimal-places="6" number:min-integer-digits="1"/>
    </number:number-style>
    <number:number-style style:name="N143">
      <number:number number:decimal-places="5" number:min-integer-digits="1"/>
    </number:number-style>
    <number:number-style style:name="N144">
      <number:number number:decimal-places="4" number:min-integer-digits="1"/>
    </number:number-style>
    <number:number-style style:name="N145">
      <number:number number:decimal-places="3" number:min-integer-digits="1"/>
    </number:number-style>
    <number:date-style style:name="N146">
      <number:year number:style="long"/>
    </number:date-style>
    <number:time-style style:name="N147">
      <number:hours/>
      <number:text>:</number:text>
      <number:minutes number:style="long"/>
      <number:text>:</number:text>
      <number:seconds number:style="long"/>
      <number:text> </number:text>
      <number:am-pm/>
    </number:time-style>
    <number:number-style style:name="N148">
      <number:number number:decimal-places="1" number:min-integer-digits="1"/>
    </number:number-style>
    <number:date-style style:name="N149">
      <number:month number:textual="true"/>
      <number:text>-</number:text>
      <number:year number:style="long"/>
    </number:date-style>
    <number:date-style style:name="N150">
      <number:month/>
      <number:text> / </number:text>
      <number:day/>
      <number:text> / </number:text>
      <number:year/>
    </number:date-style>
    <number:date-style style:name="N151">
      <number:text>(</number:text>
      <number:day-of-week/>
      <number:text>)</number:text>
    </number:date-style>
    <number:date-style style:name="N152">
      <number:day number:style="long"/>
      <number:text> - </number:text>
      <number:month number:textual="true"/>
      <number:text> - </number:text>
      <number:year/>
    </number:date-style>
    <number:currency-style style:name="N154P0" style:volatile="true">
      <number:number number:decimal-places="2" number:min-integer-digits="1" number:grouping="true"/>
      <number:text> </number:text>
      <number:currency-symbol number:language="pl" number:country="PL">zł</number:currency-symbol>
    </number:currency-style>
    <number:currency-style style:name="N154">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54P0"/>
    </number:currency-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2.499cm" fo:margin-left="1.27cm" fo:margin-right="1.27cm" style:first-page-number="continue" style:scale-to-X="1" style:scale-to-Y="1" style:writing-mode="lr-tb"/>
      <style:header-style>
        <style:header-footer-properties fo:min-height="0.751cm" fo:margin-left="0.63cm" fo:margin-right="0.63cm" fo:margin-bottom="0cm"/>
      </style:header-style>
      <style:footer-style>
        <style:header-footer-properties fo:min-height="0.751cm" fo:margin-left="0.63cm" fo:margin-right="0.63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7">17/01/2020</text:date>, <text:time>11:48:35</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7$Win32 OpenOffice.org_project/417m1$Build-9800</meta:generator>
    <dc:title>Gantt Chart Template</dc:title>
    <dc:description>&amp;nbsp;
&lt;p&gt;This &lt;a href="http://www.vertex42.com/ExcelTemplates/excel-gantt-chart.html"&gt;&lt;b&gt;Gantt Chart&lt;/b&gt;&lt;/a&gt; can be used to create timelines or schedules for managing projects. The chart uses conditional formatting to display the current day and the completion status of each task.&lt;/p&gt;
&lt;p&gt;&lt;a href="http://www.vertex42.com/ExcelTemplates/excel-gantt-chart.html"&gt;&lt;b&gt;more info&lt;/b&gt;&lt;/a&gt; ...&lt;/p&gt;
&lt;p&gt;&lt;a href="http://www.vertex42.com/ExcelTemplates/excel-project-management.html"&gt;Project Management Templates&lt;/a&gt; by Vertex42.com</dc:description>
    <dc:subject>&lt;a href="http://www.vertex42.com/ExcelTemplates/"&gt;Spreadsheets&lt;/a&gt; by Vertex42.com</dc:subject>
    <meta:initial-creator>www.vertex42.com</meta:initial-creator>
    <meta:creation-date>2006-11-11T08:27:14</meta:creation-date>
    <dc:date>2020-01-17T11:48:35.56</dc:date>
    <meta:print-date>2007-06-21T20:15:11</meta:print-date>
    <meta:keyword>business</meta:keyword>
    <meta:keyword>project management</meta:keyword>
    <meta:keyword>project</meta:keyword>
    <meta:keyword>schedule</meta:keyword>
    <meta:keyword>timeline</meta:keyword>
    <meta:keyword>spreadsheet</meta:keyword>
    <meta:keyword>template</meta:keyword>
    <meta:editing-cycles>22</meta:editing-cycles>
    <meta:editing-duration>PT1H11M13S</meta:editing-duration>
    <meta:document-statistic meta:table-count="1" meta:cell-count="492" meta:object-count="2"/>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